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7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.06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"/>
    <style:style style:name="ce2" style:family="table-cell" style:parent-style-name="Default" style:data-style-name="N107"/>
    <style:style style:name="ce5" style:family="table-cell" style:parent-style-name="Default" style:data-style-name="N4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_TRANSITION_ECOLOGIQUE-csv" table:style-name="ta1">
        <table:shapes>
          <draw:frame draw:z-index="0" draw:style-name="gr1" draw:text-style-name="P1" svg:width="322.95mm" svg:height="145.15mm" svg:x="223.53mm" svg:y="1.28mm">
            <draw:object draw:notify-on-update-of-ranges="'LA_TRANSITION_ECOLOGIQUE-csv'.A2:'LA_TRANSITION_ECOLOGIQUE-csv'.A57 'LA_TRANSITION_ECOLOGIQUE-csv'.AB1:'LA_TRANSITION_ECOLOGIQUE-csv'.AB1 'LA_TRANSITION_ECOLOGIQUE-csv'.AB2:'LA_TRANSITION_ECOLOGIQUE-csv'.AB58 'LA_TRANSITION_ECOLOGIQUE-csv'.G1:'LA_TRANSITION_ECOLOGIQUE-csv'.G1 'LA_TRANSITION_ECOLOGIQUE-csv'.G2:'LA_TRANSITION_ECOLOGIQUE-csv'.G57 'LA_TRANSITION_ECOLOGIQUE-csv'.B1:'LA_TRANSITION_ECOLOGIQUE-csv'.B1 'LA_TRANSITION_ECOLOGIQUE-csv'.B2:'LA_TRANSITION_ECOLOGIQUE-csv'.B57 'LA_TRANSITION_ECOLOGIQUE-csv'.C1:'LA_TRANSITION_ECOLOGIQUE-csv'.C1 'LA_TRANSITION_ECOLOGIQUE-csv'.C2:'LA_TRANSITION_ECOLOGIQUE-csv'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6.38mm" svg:height="118.69mm" svg:x="226.36mm" svg:y="149.34mm">
            <draw:object draw:notify-on-update-of-ranges="'LA_TRANSITION_ECOLOGIQUE-csv'.A2:'LA_TRANSITION_ECOLOGIQUE-csv'.A57 'LA_TRANSITION_ECOLOGIQUE-csv'.AB1:'LA_TRANSITION_ECOLOGIQUE-csv'.AB1 'LA_TRANSITION_ECOLOGIQUE-csv'.AB2:'LA_TRANSITION_ECOLOGIQUE-csv'.AB58 'LA_TRANSITION_ECOLOGIQUE-csv'.J1:'LA_TRANSITION_ECOLOGIQUE-csv'.J1 'LA_TRANSITION_ECOLOGIQUE-csv'.J2:'LA_TRANSITION_ECOLOGIQUE-csv'.J57 'LA_TRANSITION_ECOLOGIQUE-csv'.K1:'LA_TRANSITION_ECOLOGIQUE-csv'.K1 'LA_TRANSITION_ECOLOGIQUE-csv'.K2:'LA_TRANSITION_ECOLOGIQUE-csv'.K57 'LA_TRANSITION_ECOLOGIQUE-csv'.L1:'LA_TRANSITION_ECOLOGIQUE-csv'.L1 'LA_TRANSITION_ECOLOGIQUE-csv'.L2:'LA_TRANSITION_ECOLOGIQUE-csv'.L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1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otal LTE</text:p>
          </table:table-cell>
          <table:table-cell office:value-type="string" calcext:value-type="string">
            <text:p>Q5.count</text:p>
          </table:table-cell>
          <table:table-cell table:number-columns-repeated="2"/>
          <table:table-cell office:value-type="string" calcext:value-type="string">
            <text:p>Q5.null</text:p>
          </table:table-cell>
          <table:table-cell office:value-type="string" calcext:value-type="string">
            <text:p>taux</text:p>
          </table:table-cell>
          <table:table-cell office:value-type="string" calcext:value-type="string">
            <text:p>Q5.sum</text:p>
          </table:table-cell>
          <table:table-cell office:value-type="string" calcext:value-type="string">
            <text:p>Q5.averageCarac</text:p>
          </table:table-cell>
          <table:table-cell office:value-type="string" calcext:value-type="string">
            <text:p>Q5.medianNbWords</text:p>
          </table:table-cell>
          <table:table-cell office:value-type="string" calcext:value-type="string">
            <text:p>Q5.MeanNbWords</text:p>
          </table:table-cell>
          <table:table-cell office:value-type="string" calcext:value-type="string">
            <text:p>Q5.MaxNbWords</text:p>
          </table:table-cell>
          <table:table-cell table:number-columns-repeated="15"/>
          <table:table-cell office:value-type="string" calcext:value-type="string">
            <text:p>dimanche</text:p>
          </table:table-cell>
        </table:table-row>
        <table:table-row table:style-name="ro1">
          <table:table-cell table:style-name="ce1" office:value-type="string" calcext:value-type="string">
            <text:p>2019-01-22</text:p>
          </table:table-cell>
          <table:table-cell office:value-type="float" office:value="6726" calcext:value-type="float">
            <text:p>6726</text:p>
          </table:table-cell>
          <table:table-cell office:value-type="float" office:value="5678" calcext:value-type="float">
            <text:p>5678</text:p>
          </table:table-cell>
          <table:table-cell table:formula="of:=[.C2]*[.$C$59]/100" office:value-type="float" office:value="216.403689305587" calcext:value-type="float">
            <text:p>216,403689305587</text:p>
          </table:table-cell>
          <table:table-cell office:value-type="float" office:value="216" calcext:value-type="float">
            <text:p>216</text:p>
          </table:table-cell>
          <table:table-cell table:formula="of:=[.B2]-[.C2]" office:value-type="float" office:value="1048" calcext:value-type="float">
            <text:p>1048</text:p>
          </table:table-cell>
          <table:table-cell table:formula="of:=[.C2]/[.B2]*100" office:value-type="float" office:value="84.418673803152" calcext:value-type="float">
            <text:p>84,418673803152</text:p>
          </table:table-cell>
          <table:table-cell table:style-name="ce5" office:value-type="float" office:value="1031343" calcext:value-type="float">
            <text:p>1 031 343,00</text:p>
          </table:table-cell>
          <table:table-cell table:formula="of:=[.H2]/[.B2]" office:value-type="float" office:value="153.336752899197" calcext:value-type="float">
            <text:p>153,33675289919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73" calcext:value-type="float">
            <text:p>87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3</text:p>
          </table:table-cell>
          <table:table-cell office:value-type="float" office:value="6552" calcext:value-type="float">
            <text:p>6552</text:p>
          </table:table-cell>
          <table:table-cell office:value-type="float" office:value="5652" calcext:value-type="float">
            <text:p>5652</text:p>
          </table:table-cell>
          <table:table-cell table:formula="of:=[.C3]*[.$C$59]/100" office:value-type="float" office:value="215.412760118911" calcext:value-type="float">
            <text:p>215,412760118911</text:p>
          </table:table-cell>
          <table:table-cell office:value-type="float" office:value="215" calcext:value-type="float">
            <text:p>215</text:p>
          </table:table-cell>
          <table:table-cell table:formula="of:=[.B3]-[.C3]" office:value-type="float" office:value="900" calcext:value-type="float">
            <text:p>900</text:p>
          </table:table-cell>
          <table:table-cell table:formula="of:=[.C3]/[.B3]*100" office:value-type="float" office:value="86.2637362637363" calcext:value-type="float">
            <text:p>86,2637362637363</text:p>
          </table:table-cell>
          <table:table-cell table:style-name="ce5" office:value-type="float" office:value="1059872" calcext:value-type="float">
            <text:p>1 059 872,00</text:p>
          </table:table-cell>
          <table:table-cell table:formula="of:=[.H3]/[.B3]" office:value-type="float" office:value="161.763125763126" calcext:value-type="float">
            <text:p>161,7631257631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74" calcext:value-type="float">
            <text:p>87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4</text:p>
          </table:table-cell>
          <table:table-cell office:value-type="float" office:value="4891" calcext:value-type="float">
            <text:p>4891</text:p>
          </table:table-cell>
          <table:table-cell office:value-type="float" office:value="4272" calcext:value-type="float">
            <text:p>4272</text:p>
          </table:table-cell>
          <table:table-cell table:formula="of:=[.C4]*[.$C$59]/100" office:value-type="float" office:value="162.817287903041" calcext:value-type="float">
            <text:p>162,817287903041</text:p>
          </table:table-cell>
          <table:table-cell office:value-type="float" office:value="162" calcext:value-type="float">
            <text:p>162</text:p>
          </table:table-cell>
          <table:table-cell table:formula="of:=[.B4]-[.C4]" office:value-type="float" office:value="619" calcext:value-type="float">
            <text:p>619</text:p>
          </table:table-cell>
          <table:table-cell table:formula="of:=[.C4]/[.B4]*100" office:value-type="float" office:value="87.3441014107545" calcext:value-type="float">
            <text:p>87,3441014107545</text:p>
          </table:table-cell>
          <table:table-cell table:style-name="ce5" office:value-type="float" office:value="821551" calcext:value-type="float">
            <text:p>821 551,00</text:p>
          </table:table-cell>
          <table:table-cell table:formula="of:=[.H4]/[.B4]" office:value-type="float" office:value="167.971989368227" calcext:value-type="float">
            <text:p>167,9719893682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22" calcext:value-type="float">
            <text:p>52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5</text:p>
          </table:table-cell>
          <table:table-cell office:value-type="float" office:value="3515" calcext:value-type="float">
            <text:p>3515</text:p>
          </table:table-cell>
          <table:table-cell office:value-type="float" office:value="3000" calcext:value-type="float">
            <text:p>3000</text:p>
          </table:table-cell>
          <table:table-cell table:formula="of:=[.C5]*[.$C$59]/100" office:value-type="float" office:value="114.337983077978" calcext:value-type="float">
            <text:p>114,337983077978</text:p>
          </table:table-cell>
          <table:table-cell office:value-type="float" office:value="114" calcext:value-type="float">
            <text:p>114</text:p>
          </table:table-cell>
          <table:table-cell table:formula="of:=[.B5]-[.C5]" office:value-type="float" office:value="515" calcext:value-type="float">
            <text:p>515</text:p>
          </table:table-cell>
          <table:table-cell table:formula="of:=[.C5]/[.B5]*100" office:value-type="float" office:value="85.348506401138" calcext:value-type="float">
            <text:p>85,348506401138</text:p>
          </table:table-cell>
          <table:table-cell table:style-name="ce5" office:value-type="float" office:value="576831" calcext:value-type="float">
            <text:p>576 831,00</text:p>
          </table:table-cell>
          <table:table-cell table:formula="of:=[.H5]/[.B5]" office:value-type="float" office:value="164.105547652916" calcext:value-type="float">
            <text:p>164,1055476529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6" calcext:value-type="float">
            <text:p>40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6</text:p>
          </table:table-cell>
          <table:table-cell office:value-type="float" office:value="3333" calcext:value-type="float">
            <text:p>3333</text:p>
          </table:table-cell>
          <table:table-cell office:value-type="float" office:value="2823" calcext:value-type="float">
            <text:p>2823</text:p>
          </table:table-cell>
          <table:table-cell table:formula="of:=[.C6]*[.$C$59]/100" office:value-type="float" office:value="107.592042076378" calcext:value-type="float">
            <text:p>107,592042076378</text:p>
          </table:table-cell>
          <table:table-cell office:value-type="float" office:value="107" calcext:value-type="float">
            <text:p>107</text:p>
          </table:table-cell>
          <table:table-cell table:formula="of:=[.B6]-[.C6]" office:value-type="float" office:value="510" calcext:value-type="float">
            <text:p>510</text:p>
          </table:table-cell>
          <table:table-cell table:formula="of:=[.C6]/[.B6]*100" office:value-type="float" office:value="84.6984698469847" calcext:value-type="float">
            <text:p>84,6984698469847</text:p>
          </table:table-cell>
          <table:table-cell table:style-name="ce5" office:value-type="float" office:value="532569" calcext:value-type="float">
            <text:p>532 569,00</text:p>
          </table:table-cell>
          <table:table-cell table:formula="of:=[.H6]/[.B6]" office:value-type="float" office:value="159.786678667867" calcext:value-type="float">
            <text:p>159,78667866786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51" calcext:value-type="float">
            <text:p>65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7</text:p>
          </table:table-cell>
          <table:table-cell office:value-type="float" office:value="3613" calcext:value-type="float">
            <text:p>3613</text:p>
          </table:table-cell>
          <table:table-cell office:value-type="float" office:value="3097" calcext:value-type="float">
            <text:p>3097</text:p>
          </table:table-cell>
          <table:table-cell table:formula="of:=[.C7]*[.$C$59]/100" office:value-type="float" office:value="118.0349111975" calcext:value-type="float">
            <text:p>118,0349111975</text:p>
          </table:table-cell>
          <table:table-cell office:value-type="float" office:value="118" calcext:value-type="float">
            <text:p>118</text:p>
          </table:table-cell>
          <table:table-cell table:formula="of:=[.B7]-[.C7]" office:value-type="float" office:value="516" calcext:value-type="float">
            <text:p>516</text:p>
          </table:table-cell>
          <table:table-cell table:formula="of:=[.C7]/[.B7]*100" office:value-type="float" office:value="85.7182396900083" calcext:value-type="float">
            <text:p>85,7182396900083</text:p>
          </table:table-cell>
          <table:table-cell table:style-name="ce5" office:value-type="float" office:value="617565" calcext:value-type="float">
            <text:p>617 565,00</text:p>
          </table:table-cell>
          <table:table-cell table:formula="of:=[.H7]/[.B7]" office:value-type="float" office:value="170.92859119845" calcext:value-type="float">
            <text:p>170,928591198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31" calcext:value-type="float">
            <text:p>1831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1-28</text:p>
          </table:table-cell>
          <table:table-cell office:value-type="float" office:value="2630" calcext:value-type="float">
            <text:p>2630</text:p>
          </table:table-cell>
          <table:table-cell office:value-type="float" office:value="2233" calcext:value-type="float">
            <text:p>2233</text:p>
          </table:table-cell>
          <table:table-cell table:formula="of:=[.C8]*[.$C$59]/100" office:value-type="float" office:value="85.105572071042" calcext:value-type="float">
            <text:p>85,105572071042</text:p>
          </table:table-cell>
          <table:table-cell office:value-type="float" office:value="85" calcext:value-type="float">
            <text:p>85</text:p>
          </table:table-cell>
          <table:table-cell table:formula="of:=[.B8]-[.C8]" office:value-type="float" office:value="397" calcext:value-type="float">
            <text:p>397</text:p>
          </table:table-cell>
          <table:table-cell table:formula="of:=[.C8]/[.B8]*100" office:value-type="float" office:value="84.9049429657795" calcext:value-type="float">
            <text:p>84,9049429657795</text:p>
          </table:table-cell>
          <table:table-cell table:style-name="ce5" office:value-type="float" office:value="427471" calcext:value-type="float">
            <text:p>427 471,00</text:p>
          </table:table-cell>
          <table:table-cell table:formula="of:=[.H8]/[.B8]" office:value-type="float" office:value="162.536501901141" calcext:value-type="float">
            <text:p>162,53650190114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9</text:p>
          </table:table-cell>
          <table:table-cell office:value-type="float" office:value="2241" calcext:value-type="float">
            <text:p>2241</text:p>
          </table:table-cell>
          <table:table-cell office:value-type="float" office:value="1939" calcext:value-type="float">
            <text:p>1939</text:p>
          </table:table-cell>
          <table:table-cell table:formula="of:=[.C9]*[.$C$59]/100" office:value-type="float" office:value="73.9004497294001" calcext:value-type="float">
            <text:p>73,9004497294001</text:p>
          </table:table-cell>
          <table:table-cell office:value-type="float" office:value="73" calcext:value-type="float">
            <text:p>73</text:p>
          </table:table-cell>
          <table:table-cell table:formula="of:=[.B9]-[.C9]" office:value-type="float" office:value="302" calcext:value-type="float">
            <text:p>302</text:p>
          </table:table-cell>
          <table:table-cell table:formula="of:=[.C9]/[.B9]*100" office:value-type="float" office:value="86.5238732708612" calcext:value-type="float">
            <text:p>86,5238732708612</text:p>
          </table:table-cell>
          <table:table-cell table:style-name="ce5" office:value-type="float" office:value="377120" calcext:value-type="float">
            <text:p>377 120,00</text:p>
          </table:table-cell>
          <table:table-cell table:formula="of:=[.H9]/[.B9]" office:value-type="float" office:value="168.282016956716" calcext:value-type="float">
            <text:p>168,2820169567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18" calcext:value-type="float">
            <text:p>41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30</text:p>
          </table:table-cell>
          <table:table-cell office:value-type="float" office:value="2577" calcext:value-type="float">
            <text:p>2577</text:p>
          </table:table-cell>
          <table:table-cell office:value-type="float" office:value="2238" calcext:value-type="float">
            <text:p>2238</text:p>
          </table:table-cell>
          <table:table-cell table:formula="of:=[.C10]*[.$C$59]/100" office:value-type="float" office:value="85.2961353761719" calcext:value-type="float">
            <text:p>85,2961353761719</text:p>
          </table:table-cell>
          <table:table-cell office:value-type="float" office:value="85" calcext:value-type="float">
            <text:p>85</text:p>
          </table:table-cell>
          <table:table-cell table:formula="of:=[.B10]-[.C10]" office:value-type="float" office:value="339" calcext:value-type="float">
            <text:p>339</text:p>
          </table:table-cell>
          <table:table-cell table:formula="of:=[.C10]/[.B10]*100" office:value-type="float" office:value="86.8451688009313" calcext:value-type="float">
            <text:p>86,8451688009313</text:p>
          </table:table-cell>
          <table:table-cell table:style-name="ce5" office:value-type="float" office:value="466553" calcext:value-type="float">
            <text:p>466 553,00</text:p>
          </table:table-cell>
          <table:table-cell table:formula="of:=[.H10]/[.B10]" office:value-type="float" office:value="181.045013581684" calcext:value-type="float">
            <text:p>181,04501358168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31</text:p>
          </table:table-cell>
          <table:table-cell office:value-type="float" office:value="2498" calcext:value-type="float">
            <text:p>2498</text:p>
          </table:table-cell>
          <table:table-cell office:value-type="float" office:value="2142" calcext:value-type="float">
            <text:p>2142</text:p>
          </table:table-cell>
          <table:table-cell table:formula="of:=[.C11]*[.$C$59]/100" office:value-type="float" office:value="81.6373199176766" calcext:value-type="float">
            <text:p>81,6373199176766</text:p>
          </table:table-cell>
          <table:table-cell office:value-type="float" office:value="81" calcext:value-type="float">
            <text:p>81</text:p>
          </table:table-cell>
          <table:table-cell table:formula="of:=[.B11]-[.C11]" office:value-type="float" office:value="356" calcext:value-type="float">
            <text:p>356</text:p>
          </table:table-cell>
          <table:table-cell table:formula="of:=[.C11]/[.B11]*100" office:value-type="float" office:value="85.7485988791033" calcext:value-type="float">
            <text:p>85,7485988791033</text:p>
          </table:table-cell>
          <table:table-cell table:style-name="ce5" office:value-type="float" office:value="413698" calcext:value-type="float">
            <text:p>413 698,00</text:p>
          </table:table-cell>
          <table:table-cell table:formula="of:=[.H11]/[.B11]" office:value-type="float" office:value="165.611689351481" calcext:value-type="float">
            <text:p>165,61168935148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1</text:p>
          </table:table-cell>
          <table:table-cell office:value-type="float" office:value="1916" calcext:value-type="float">
            <text:p>1916</text:p>
          </table:table-cell>
          <table:table-cell office:value-type="float" office:value="1663" calcext:value-type="float">
            <text:p>1663</text:p>
          </table:table-cell>
          <table:table-cell table:formula="of:=[.C12]*[.$C$59]/100" office:value-type="float" office:value="63.3813552862261" calcext:value-type="float">
            <text:p>63,3813552862261</text:p>
          </table:table-cell>
          <table:table-cell office:value-type="float" office:value="63" calcext:value-type="float">
            <text:p>63</text:p>
          </table:table-cell>
          <table:table-cell table:formula="of:=[.B12]-[.C12]" office:value-type="float" office:value="253" calcext:value-type="float">
            <text:p>253</text:p>
          </table:table-cell>
          <table:table-cell table:formula="of:=[.C12]/[.B12]*100" office:value-type="float" office:value="86.7954070981211" calcext:value-type="float">
            <text:p>86,7954070981211</text:p>
          </table:table-cell>
          <table:table-cell table:style-name="ce5" office:value-type="float" office:value="319501" calcext:value-type="float">
            <text:p>319 501,00</text:p>
          </table:table-cell>
          <table:table-cell table:formula="of:=[.H12]/[.B12]" office:value-type="float" office:value="166.754175365344" calcext:value-type="float">
            <text:p>166,75417536534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2</text:p>
          </table:table-cell>
          <table:table-cell office:value-type="float" office:value="1645" calcext:value-type="float">
            <text:p>1645</text:p>
          </table:table-cell>
          <table:table-cell office:value-type="float" office:value="1419" calcext:value-type="float">
            <text:p>1419</text:p>
          </table:table-cell>
          <table:table-cell table:formula="of:=[.C13]*[.$C$59]/100" office:value-type="float" office:value="54.0818659958838" calcext:value-type="float">
            <text:p>54,0818659958838</text:p>
          </table:table-cell>
          <table:table-cell office:value-type="float" office:value="54" calcext:value-type="float">
            <text:p>54</text:p>
          </table:table-cell>
          <table:table-cell table:formula="of:=[.B13]-[.C13]" office:value-type="float" office:value="226" calcext:value-type="float">
            <text:p>226</text:p>
          </table:table-cell>
          <table:table-cell table:formula="of:=[.C13]/[.B13]*100" office:value-type="float" office:value="86.2613981762918" calcext:value-type="float">
            <text:p>86,2613981762918</text:p>
          </table:table-cell>
          <table:table-cell table:style-name="ce5" office:value-type="float" office:value="273080" calcext:value-type="float">
            <text:p>273 080,00</text:p>
          </table:table-cell>
          <table:table-cell table:formula="of:=[.H13]/[.B13]" office:value-type="float" office:value="166.006079027356" calcext:value-type="float">
            <text:p>166,00607902735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3</text:p>
          </table:table-cell>
          <table:table-cell office:value-type="float" office:value="2984" calcext:value-type="float">
            <text:p>2984</text:p>
          </table:table-cell>
          <table:table-cell office:value-type="float" office:value="2595" calcext:value-type="float">
            <text:p>2595</text:p>
          </table:table-cell>
          <table:table-cell table:formula="of:=[.C14]*[.$C$59]/100" office:value-type="float" office:value="98.9023553624514" calcext:value-type="float">
            <text:p>98,9023553624514</text:p>
          </table:table-cell>
          <table:table-cell office:value-type="float" office:value="98" calcext:value-type="float">
            <text:p>98</text:p>
          </table:table-cell>
          <table:table-cell table:formula="of:=[.B14]-[.C14]" office:value-type="float" office:value="389" calcext:value-type="float">
            <text:p>389</text:p>
          </table:table-cell>
          <table:table-cell table:formula="of:=[.C14]/[.B14]*100" office:value-type="float" office:value="86.9638069705094" calcext:value-type="float">
            <text:p>86,9638069705094</text:p>
          </table:table-cell>
          <table:table-cell table:style-name="ce5" office:value-type="float" office:value="514878" calcext:value-type="float">
            <text:p>514 878,00</text:p>
          </table:table-cell>
          <table:table-cell table:formula="of:=[.H14]/[.B14]" office:value-type="float" office:value="172.546246648794" calcext:value-type="float">
            <text:p>172,54624664879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74" calcext:value-type="float">
            <text:p>1774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04</text:p>
          </table:table-cell>
          <table:table-cell office:value-type="float" office:value="2313" calcext:value-type="float">
            <text:p>2313</text:p>
          </table:table-cell>
          <table:table-cell office:value-type="float" office:value="2033" calcext:value-type="float">
            <text:p>2033</text:p>
          </table:table-cell>
          <table:table-cell table:formula="of:=[.C15]*[.$C$59]/100" office:value-type="float" office:value="77.4830398658434" calcext:value-type="float">
            <text:p>77,4830398658434</text:p>
          </table:table-cell>
          <table:table-cell office:value-type="float" office:value="77" calcext:value-type="float">
            <text:p>77</text:p>
          </table:table-cell>
          <table:table-cell table:formula="of:=[.B15]-[.C15]" office:value-type="float" office:value="280" calcext:value-type="float">
            <text:p>280</text:p>
          </table:table-cell>
          <table:table-cell table:formula="of:=[.C15]/[.B15]*100" office:value-type="float" office:value="87.8945092952875" calcext:value-type="float">
            <text:p>87,8945092952875</text:p>
          </table:table-cell>
          <table:table-cell table:style-name="ce5" office:value-type="float" office:value="395859" calcext:value-type="float">
            <text:p>395 859,00</text:p>
          </table:table-cell>
          <table:table-cell table:formula="of:=[.H15]/[.B15]" office:value-type="float" office:value="171.145265888457" calcext:value-type="float">
            <text:p>171,14526588845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90" calcext:value-type="float">
            <text:p>49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5</text:p>
          </table:table-cell>
          <table:table-cell office:value-type="float" office:value="1693" calcext:value-type="float">
            <text:p>1693</text:p>
          </table:table-cell>
          <table:table-cell office:value-type="float" office:value="1454" calcext:value-type="float">
            <text:p>1454</text:p>
          </table:table-cell>
          <table:table-cell table:formula="of:=[.C16]*[.$C$59]/100" office:value-type="float" office:value="55.4158091317936" calcext:value-type="float">
            <text:p>55,4158091317936</text:p>
          </table:table-cell>
          <table:table-cell office:value-type="float" office:value="55" calcext:value-type="float">
            <text:p>55</text:p>
          </table:table-cell>
          <table:table-cell table:formula="of:=[.B16]-[.C16]" office:value-type="float" office:value="239" calcext:value-type="float">
            <text:p>239</text:p>
          </table:table-cell>
          <table:table-cell table:formula="of:=[.C16]/[.B16]*100" office:value-type="float" office:value="85.8830478440638" calcext:value-type="float">
            <text:p>85,8830478440638</text:p>
          </table:table-cell>
          <table:table-cell table:style-name="ce5" office:value-type="float" office:value="269158" calcext:value-type="float">
            <text:p>269 158,00</text:p>
          </table:table-cell>
          <table:table-cell table:formula="of:=[.H16]/[.B16]" office:value-type="float" office:value="158.982870643828" calcext:value-type="float">
            <text:p>158,98287064382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6</text:p>
          </table:table-cell>
          <table:table-cell office:value-type="float" office:value="1738" calcext:value-type="float">
            <text:p>1738</text:p>
          </table:table-cell>
          <table:table-cell office:value-type="float" office:value="1469" calcext:value-type="float">
            <text:p>1469</text:p>
          </table:table-cell>
          <table:table-cell table:formula="of:=[.C17]*[.$C$59]/100" office:value-type="float" office:value="55.9874990471835" calcext:value-type="float">
            <text:p>55,9874990471835</text:p>
          </table:table-cell>
          <table:table-cell office:value-type="float" office:value="55" calcext:value-type="float">
            <text:p>55</text:p>
          </table:table-cell>
          <table:table-cell table:formula="of:=[.B17]-[.C17]" office:value-type="float" office:value="269" calcext:value-type="float">
            <text:p>269</text:p>
          </table:table-cell>
          <table:table-cell table:formula="of:=[.C17]/[.B17]*100" office:value-type="float" office:value="84.5224395857307" calcext:value-type="float">
            <text:p>84,5224395857307</text:p>
          </table:table-cell>
          <table:table-cell table:style-name="ce5" office:value-type="float" office:value="279885" calcext:value-type="float">
            <text:p>279 885,00</text:p>
          </table:table-cell>
          <table:table-cell table:formula="of:=[.H17]/[.B17]" office:value-type="float" office:value="161.038550057537" calcext:value-type="float">
            <text:p>161,0385500575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40" calcext:value-type="float">
            <text:p>54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7</text:p>
          </table:table-cell>
          <table:table-cell office:value-type="float" office:value="1677" calcext:value-type="float">
            <text:p>1677</text:p>
          </table:table-cell>
          <table:table-cell office:value-type="float" office:value="1447" calcext:value-type="float">
            <text:p>1447</text:p>
          </table:table-cell>
          <table:table-cell table:formula="of:=[.C18]*[.$C$59]/100" office:value-type="float" office:value="55.1490205046116" calcext:value-type="float">
            <text:p>55,1490205046116</text:p>
          </table:table-cell>
          <table:table-cell office:value-type="float" office:value="55" calcext:value-type="float">
            <text:p>55</text:p>
          </table:table-cell>
          <table:table-cell table:formula="of:=[.B18]-[.C18]" office:value-type="float" office:value="230" calcext:value-type="float">
            <text:p>230</text:p>
          </table:table-cell>
          <table:table-cell table:formula="of:=[.C18]/[.B18]*100" office:value-type="float" office:value="86.2850327966607" calcext:value-type="float">
            <text:p>86,2850327966607</text:p>
          </table:table-cell>
          <table:table-cell table:style-name="ce5" office:value-type="float" office:value="279443" calcext:value-type="float">
            <text:p>279 443,00</text:p>
          </table:table-cell>
          <table:table-cell table:formula="of:=[.H18]/[.B18]" office:value-type="float" office:value="166.632677400119" calcext:value-type="float">
            <text:p>166,6326774001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45" calcext:value-type="float">
            <text:p>44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8</text:p>
          </table:table-cell>
          <table:table-cell office:value-type="float" office:value="1319" calcext:value-type="float">
            <text:p>1319</text:p>
          </table:table-cell>
          <table:table-cell office:value-type="float" office:value="1139" calcext:value-type="float">
            <text:p>1139</text:p>
          </table:table-cell>
          <table:table-cell table:formula="of:=[.C19]*[.$C$59]/100" office:value-type="float" office:value="43.4103209086058" calcext:value-type="float">
            <text:p>43,4103209086058</text:p>
          </table:table-cell>
          <table:table-cell office:value-type="float" office:value="43" calcext:value-type="float">
            <text:p>43</text:p>
          </table:table-cell>
          <table:table-cell table:formula="of:=[.B19]-[.C19]" office:value-type="float" office:value="180" calcext:value-type="float">
            <text:p>180</text:p>
          </table:table-cell>
          <table:table-cell table:formula="of:=[.C19]/[.B19]*100" office:value-type="float" office:value="86.3532979529947" calcext:value-type="float">
            <text:p>86,3532979529947</text:p>
          </table:table-cell>
          <table:table-cell table:style-name="ce5" office:value-type="float" office:value="225166" calcext:value-type="float">
            <text:p>225 166,00</text:p>
          </table:table-cell>
          <table:table-cell table:formula="of:=[.H19]/[.B19]" office:value-type="float" office:value="170.709628506444" calcext:value-type="float">
            <text:p>170,70962850644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9</text:p>
          </table:table-cell>
          <table:table-cell office:value-type="float" office:value="1442" calcext:value-type="float">
            <text:p>1442</text:p>
          </table:table-cell>
          <table:table-cell office:value-type="float" office:value="1254" calcext:value-type="float">
            <text:p>1254</text:p>
          </table:table-cell>
          <table:table-cell table:formula="of:=[.C20]*[.$C$59]/100" office:value-type="float" office:value="47.793276926595" calcext:value-type="float">
            <text:p>47,793276926595</text:p>
          </table:table-cell>
          <table:table-cell office:value-type="float" office:value="47" calcext:value-type="float">
            <text:p>47</text:p>
          </table:table-cell>
          <table:table-cell table:formula="of:=[.B20]-[.C20]" office:value-type="float" office:value="188" calcext:value-type="float">
            <text:p>188</text:p>
          </table:table-cell>
          <table:table-cell table:formula="of:=[.C20]/[.B20]*100" office:value-type="float" office:value="86.9625520110957" calcext:value-type="float">
            <text:p>86,9625520110957</text:p>
          </table:table-cell>
          <table:table-cell table:style-name="ce5" office:value-type="float" office:value="246741" calcext:value-type="float">
            <text:p>246 741,00</text:p>
          </table:table-cell>
          <table:table-cell table:formula="of:=[.H20]/[.B20]" office:value-type="float" office:value="171.110263522885" calcext:value-type="float">
            <text:p>171,11026352288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0</text:p>
          </table:table-cell>
          <table:table-cell office:value-type="float" office:value="2230" calcext:value-type="float">
            <text:p>2230</text:p>
          </table:table-cell>
          <table:table-cell office:value-type="float" office:value="1904" calcext:value-type="float">
            <text:p>1904</text:p>
          </table:table-cell>
          <table:table-cell table:formula="of:=[.C21]*[.$C$59]/100" office:value-type="float" office:value="72.5665065934903" calcext:value-type="float">
            <text:p>72,5665065934903</text:p>
          </table:table-cell>
          <table:table-cell office:value-type="float" office:value="72" calcext:value-type="float">
            <text:p>72</text:p>
          </table:table-cell>
          <table:table-cell table:formula="of:=[.B21]-[.C21]" office:value-type="float" office:value="326" calcext:value-type="float">
            <text:p>326</text:p>
          </table:table-cell>
          <table:table-cell table:formula="of:=[.C21]/[.B21]*100" office:value-type="float" office:value="85.3811659192825" calcext:value-type="float">
            <text:p>85,3811659192825</text:p>
          </table:table-cell>
          <table:table-cell table:style-name="ce5" office:value-type="float" office:value="372899" calcext:value-type="float">
            <text:p>372 899,00</text:p>
          </table:table-cell>
          <table:table-cell table:formula="of:=[.H21]/[.B21]" office:value-type="float" office:value="167.219282511211" calcext:value-type="float">
            <text:p>167,2192825112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11</text:p>
          </table:table-cell>
          <table:table-cell office:value-type="float" office:value="1400" calcext:value-type="float">
            <text:p>1400</text:p>
          </table:table-cell>
          <table:table-cell office:value-type="float" office:value="1171" calcext:value-type="float">
            <text:p>1171</text:p>
          </table:table-cell>
          <table:table-cell table:formula="of:=[.C22]*[.$C$59]/100" office:value-type="float" office:value="44.6299260614376" calcext:value-type="float">
            <text:p>44,6299260614376</text:p>
          </table:table-cell>
          <table:table-cell office:value-type="float" office:value="44" calcext:value-type="float">
            <text:p>44</text:p>
          </table:table-cell>
          <table:table-cell table:formula="of:=[.B22]-[.C22]" office:value-type="float" office:value="229" calcext:value-type="float">
            <text:p>229</text:p>
          </table:table-cell>
          <table:table-cell table:formula="of:=[.C22]/[.B22]*100" office:value-type="float" office:value="83.6428571428571" calcext:value-type="float">
            <text:p>83,6428571428571</text:p>
          </table:table-cell>
          <table:table-cell table:style-name="ce5" office:value-type="float" office:value="234413" calcext:value-type="float">
            <text:p>234 413,00</text:p>
          </table:table-cell>
          <table:table-cell table:formula="of:=[.H22]/[.B22]" office:value-type="float" office:value="167.437857142857" calcext:value-type="float">
            <text:p>167,437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2</text:p>
          </table:table-cell>
          <table:table-cell office:value-type="float" office:value="1069" calcext:value-type="float">
            <text:p>1069</text:p>
          </table:table-cell>
          <table:table-cell office:value-type="float" office:value="842" calcext:value-type="float">
            <text:p>842</text:p>
          </table:table-cell>
          <table:table-cell table:formula="of:=[.C23]*[.$C$59]/100" office:value-type="float" office:value="32.090860583886" calcext:value-type="float">
            <text:p>32,090860583886</text:p>
          </table:table-cell>
          <table:table-cell office:value-type="float" office:value="32" calcext:value-type="float">
            <text:p>32</text:p>
          </table:table-cell>
          <table:table-cell table:formula="of:=[.B23]-[.C23]" office:value-type="float" office:value="227" calcext:value-type="float">
            <text:p>227</text:p>
          </table:table-cell>
          <table:table-cell table:formula="of:=[.C23]/[.B23]*100" office:value-type="float" office:value="78.7652011225444" calcext:value-type="float">
            <text:p>78,7652011225444</text:p>
          </table:table-cell>
          <table:table-cell table:style-name="ce5" office:value-type="float" office:value="164482" calcext:value-type="float">
            <text:p>164 482,00</text:p>
          </table:table-cell>
          <table:table-cell table:formula="of:=[.H23]/[.B23]" office:value-type="float" office:value="153.865294667914" calcext:value-type="float">
            <text:p>153,8652946679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034" calcext:value-type="float">
            <text:p>103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3</text:p>
          </table:table-cell>
          <table:table-cell office:value-type="float" office:value="1384" calcext:value-type="float">
            <text:p>1384</text:p>
          </table:table-cell>
          <table:table-cell office:value-type="float" office:value="1106" calcext:value-type="float">
            <text:p>1106</text:p>
          </table:table-cell>
          <table:table-cell table:formula="of:=[.C24]*[.$C$59]/100" office:value-type="float" office:value="42.1526030947481" calcext:value-type="float">
            <text:p>42,1526030947481</text:p>
          </table:table-cell>
          <table:table-cell office:value-type="float" office:value="42" calcext:value-type="float">
            <text:p>42</text:p>
          </table:table-cell>
          <table:table-cell table:formula="of:=[.B24]-[.C24]" office:value-type="float" office:value="278" calcext:value-type="float">
            <text:p>278</text:p>
          </table:table-cell>
          <table:table-cell table:formula="of:=[.C24]/[.B24]*100" office:value-type="float" office:value="79.9132947976879" calcext:value-type="float">
            <text:p>79,9132947976879</text:p>
          </table:table-cell>
          <table:table-cell table:style-name="ce5" office:value-type="float" office:value="200120" calcext:value-type="float">
            <text:p>200 120,00</text:p>
          </table:table-cell>
          <table:table-cell table:formula="of:=[.H24]/[.B24]" office:value-type="float" office:value="144.595375722543" calcext:value-type="float">
            <text:p>144,59537572254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4</text:p>
          </table:table-cell>
          <table:table-cell office:value-type="float" office:value="1209" calcext:value-type="float">
            <text:p>1209</text:p>
          </table:table-cell>
          <table:table-cell office:value-type="float" office:value="1023" calcext:value-type="float">
            <text:p>1023</text:p>
          </table:table-cell>
          <table:table-cell table:formula="of:=[.C25]*[.$C$59]/100" office:value-type="float" office:value="38.9892522295907" calcext:value-type="float">
            <text:p>38,9892522295907</text:p>
          </table:table-cell>
          <table:table-cell office:value-type="float" office:value="38" calcext:value-type="float">
            <text:p>38</text:p>
          </table:table-cell>
          <table:table-cell table:formula="of:=[.B25]-[.C25]" office:value-type="float" office:value="186" calcext:value-type="float">
            <text:p>186</text:p>
          </table:table-cell>
          <table:table-cell table:formula="of:=[.C25]/[.B25]*100" office:value-type="float" office:value="84.6153846153846" calcext:value-type="float">
            <text:p>84,6153846153846</text:p>
          </table:table-cell>
          <table:table-cell table:style-name="ce5" office:value-type="float" office:value="193223" calcext:value-type="float">
            <text:p>193 223,00</text:p>
          </table:table-cell>
          <table:table-cell table:formula="of:=[.H25]/[.B25]" office:value-type="float" office:value="159.820512820513" calcext:value-type="float">
            <text:p>159,8205128205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5</text:p>
          </table:table-cell>
          <table:table-cell office:value-type="float" office:value="1485" calcext:value-type="float">
            <text:p>1485</text:p>
          </table:table-cell>
          <table:table-cell office:value-type="float" office:value="1257" calcext:value-type="float">
            <text:p>1257</text:p>
          </table:table-cell>
          <table:table-cell table:formula="of:=[.C26]*[.$C$59]/100" office:value-type="float" office:value="47.907614909673" calcext:value-type="float">
            <text:p>47,907614909673</text:p>
          </table:table-cell>
          <table:table-cell office:value-type="float" office:value="47" calcext:value-type="float">
            <text:p>47</text:p>
          </table:table-cell>
          <table:table-cell table:formula="of:=[.B26]-[.C26]" office:value-type="float" office:value="228" calcext:value-type="float">
            <text:p>228</text:p>
          </table:table-cell>
          <table:table-cell table:formula="of:=[.C26]/[.B26]*100" office:value-type="float" office:value="84.6464646464647" calcext:value-type="float">
            <text:p>84,6464646464647</text:p>
          </table:table-cell>
          <table:table-cell table:style-name="ce5" office:value-type="float" office:value="243813" calcext:value-type="float">
            <text:p>243 813,00</text:p>
          </table:table-cell>
          <table:table-cell table:formula="of:=[.H26]/[.B26]" office:value-type="float" office:value="164.183838383838" calcext:value-type="float">
            <text:p>164,18383838383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6</text:p>
          </table:table-cell>
          <table:table-cell office:value-type="float" office:value="1443" calcext:value-type="float">
            <text:p>1443</text:p>
          </table:table-cell>
          <table:table-cell office:value-type="float" office:value="1227" calcext:value-type="float">
            <text:p>1227</text:p>
          </table:table-cell>
          <table:table-cell table:formula="of:=[.C27]*[.$C$59]/100" office:value-type="float" office:value="46.7642350788932" calcext:value-type="float">
            <text:p>46,7642350788932</text:p>
          </table:table-cell>
          <table:table-cell office:value-type="float" office:value="46" calcext:value-type="float">
            <text:p>46</text:p>
          </table:table-cell>
          <table:table-cell table:formula="of:=[.B27]-[.C27]" office:value-type="float" office:value="216" calcext:value-type="float">
            <text:p>216</text:p>
          </table:table-cell>
          <table:table-cell table:formula="of:=[.C27]/[.B27]*100" office:value-type="float" office:value="85.031185031185" calcext:value-type="float">
            <text:p>85,031185031185</text:p>
          </table:table-cell>
          <table:table-cell table:style-name="ce5" office:value-type="float" office:value="240491" calcext:value-type="float">
            <text:p>240 491,00</text:p>
          </table:table-cell>
          <table:table-cell table:formula="of:=[.H27]/[.B27]" office:value-type="float" office:value="166.66042966043" calcext:value-type="float">
            <text:p>166,6604296604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7</text:p>
          </table:table-cell>
          <table:table-cell office:value-type="float" office:value="1692" calcext:value-type="float">
            <text:p>1692</text:p>
          </table:table-cell>
          <table:table-cell office:value-type="float" office:value="1468" calcext:value-type="float">
            <text:p>1468</text:p>
          </table:table-cell>
          <table:table-cell table:formula="of:=[.C28]*[.$C$59]/100" office:value-type="float" office:value="55.9493863861575" calcext:value-type="float">
            <text:p>55,9493863861575</text:p>
          </table:table-cell>
          <table:table-cell office:value-type="float" office:value="55" calcext:value-type="float">
            <text:p>55</text:p>
          </table:table-cell>
          <table:table-cell table:formula="of:=[.B28]-[.C28]" office:value-type="float" office:value="224" calcext:value-type="float">
            <text:p>224</text:p>
          </table:table-cell>
          <table:table-cell table:formula="of:=[.C28]/[.B28]*100" office:value-type="float" office:value="86.7612293144208" calcext:value-type="float">
            <text:p>86,7612293144208</text:p>
          </table:table-cell>
          <table:table-cell table:style-name="ce5" office:value-type="float" office:value="293425" calcext:value-type="float">
            <text:p>293 425,00</text:p>
          </table:table-cell>
          <table:table-cell table:formula="of:=[.H28]/[.B28]" office:value-type="float" office:value="173.419030732861" calcext:value-type="float">
            <text:p>173,41903073286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69" calcext:value-type="float">
            <text:p>769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18</text:p>
          </table:table-cell>
          <table:table-cell office:value-type="float" office:value="1612" calcext:value-type="float">
            <text:p>1612</text:p>
          </table:table-cell>
          <table:table-cell office:value-type="float" office:value="1360" calcext:value-type="float">
            <text:p>1360</text:p>
          </table:table-cell>
          <table:table-cell table:formula="of:=[.C29]*[.$C$59]/100" office:value-type="float" office:value="51.8332189953503" calcext:value-type="float">
            <text:p>51,8332189953503</text:p>
          </table:table-cell>
          <table:table-cell office:value-type="float" office:value="51" calcext:value-type="float">
            <text:p>51</text:p>
          </table:table-cell>
          <table:table-cell table:formula="of:=[.B29]-[.C29]" office:value-type="float" office:value="252" calcext:value-type="float">
            <text:p>252</text:p>
          </table:table-cell>
          <table:table-cell table:formula="of:=[.C29]/[.B29]*100" office:value-type="float" office:value="84.3672456575682" calcext:value-type="float">
            <text:p>84,3672456575682</text:p>
          </table:table-cell>
          <table:table-cell table:style-name="ce5" office:value-type="float" office:value="336480" calcext:value-type="float">
            <text:p>336 480,00</text:p>
          </table:table-cell>
          <table:table-cell table:formula="of:=[.H29]/[.B29]" office:value-type="float" office:value="208.734491315136" calcext:value-type="float">
            <text:p>208,73449131513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499" calcext:value-type="float">
            <text:p>949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9</text:p>
          </table:table-cell>
          <table:table-cell office:value-type="float" office:value="1878" calcext:value-type="float">
            <text:p>1878</text:p>
          </table:table-cell>
          <table:table-cell office:value-type="float" office:value="1564" calcext:value-type="float">
            <text:p>1564</text:p>
          </table:table-cell>
          <table:table-cell table:formula="of:=[.C30]*[.$C$59]/100" office:value-type="float" office:value="59.6082018446528" calcext:value-type="float">
            <text:p>59,6082018446528</text:p>
          </table:table-cell>
          <table:table-cell office:value-type="float" office:value="59" calcext:value-type="float">
            <text:p>59</text:p>
          </table:table-cell>
          <table:table-cell table:formula="of:=[.B30]-[.C30]" office:value-type="float" office:value="314" calcext:value-type="float">
            <text:p>314</text:p>
          </table:table-cell>
          <table:table-cell table:formula="of:=[.C30]/[.B30]*100" office:value-type="float" office:value="83.2800851970181" calcext:value-type="float">
            <text:p>83,2800851970181</text:p>
          </table:table-cell>
          <table:table-cell table:style-name="ce5" office:value-type="float" office:value="311005" calcext:value-type="float">
            <text:p>311 005,00</text:p>
          </table:table-cell>
          <table:table-cell table:formula="of:=[.H30]/[.B30]" office:value-type="float" office:value="165.604366347178" calcext:value-type="float">
            <text:p>165,60436634717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3" calcext:value-type="float">
            <text:p>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0</text:p>
          </table:table-cell>
          <table:table-cell office:value-type="float" office:value="1698" calcext:value-type="float">
            <text:p>1698</text:p>
          </table:table-cell>
          <table:table-cell office:value-type="float" office:value="1399" calcext:value-type="float">
            <text:p>1399</text:p>
          </table:table-cell>
          <table:table-cell table:formula="of:=[.C31]*[.$C$59]/100" office:value-type="float" office:value="53.319612775364" calcext:value-type="float">
            <text:p>53,319612775364</text:p>
          </table:table-cell>
          <table:table-cell office:value-type="float" office:value="53" calcext:value-type="float">
            <text:p>53</text:p>
          </table:table-cell>
          <table:table-cell table:formula="of:=[.B31]-[.C31]" office:value-type="float" office:value="299" calcext:value-type="float">
            <text:p>299</text:p>
          </table:table-cell>
          <table:table-cell table:formula="of:=[.C31]/[.B31]*100" office:value-type="float" office:value="82.3910482921084" calcext:value-type="float">
            <text:p>82,3910482921084</text:p>
          </table:table-cell>
          <table:table-cell table:style-name="ce5" office:value-type="float" office:value="289589" calcext:value-type="float">
            <text:p>289 589,00</text:p>
          </table:table-cell>
          <table:table-cell table:formula="of:=[.H31]/[.B31]" office:value-type="float" office:value="170.547114252061" calcext:value-type="float">
            <text:p>170,54711425206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1</text:p>
          </table:table-cell>
          <table:table-cell office:value-type="float" office:value="1756" calcext:value-type="float">
            <text:p>1756</text:p>
          </table:table-cell>
          <table:table-cell office:value-type="float" office:value="1526" calcext:value-type="float">
            <text:p>1526</text:p>
          </table:table-cell>
          <table:table-cell table:formula="of:=[.C32]*[.$C$59]/100" office:value-type="float" office:value="58.1599207256651" calcext:value-type="float">
            <text:p>58,1599207256651</text:p>
          </table:table-cell>
          <table:table-cell office:value-type="float" office:value="58" calcext:value-type="float">
            <text:p>58</text:p>
          </table:table-cell>
          <table:table-cell table:formula="of:=[.B32]-[.C32]" office:value-type="float" office:value="230" calcext:value-type="float">
            <text:p>230</text:p>
          </table:table-cell>
          <table:table-cell table:formula="of:=[.C32]/[.B32]*100" office:value-type="float" office:value="86.9020501138952" calcext:value-type="float">
            <text:p>86,9020501138952</text:p>
          </table:table-cell>
          <table:table-cell table:style-name="ce5" office:value-type="float" office:value="289745" calcext:value-type="float">
            <text:p>289 745,00</text:p>
          </table:table-cell>
          <table:table-cell table:formula="of:=[.H32]/[.B32]" office:value-type="float" office:value="165.00284738041" calcext:value-type="float">
            <text:p>165,0028473804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2</text:p>
          </table:table-cell>
          <table:table-cell office:value-type="float" office:value="1616" calcext:value-type="float">
            <text:p>1616</text:p>
          </table:table-cell>
          <table:table-cell office:value-type="float" office:value="1389" calcext:value-type="float">
            <text:p>1389</text:p>
          </table:table-cell>
          <table:table-cell table:formula="of:=[.C33]*[.$C$59]/100" office:value-type="float" office:value="52.938486165104" calcext:value-type="float">
            <text:p>52,938486165104</text:p>
          </table:table-cell>
          <table:table-cell office:value-type="float" office:value="52" calcext:value-type="float">
            <text:p>52</text:p>
          </table:table-cell>
          <table:table-cell table:formula="of:=[.B33]-[.C33]" office:value-type="float" office:value="227" calcext:value-type="float">
            <text:p>227</text:p>
          </table:table-cell>
          <table:table-cell table:formula="of:=[.C33]/[.B33]*100" office:value-type="float" office:value="85.9529702970297" calcext:value-type="float">
            <text:p>85,9529702970297</text:p>
          </table:table-cell>
          <table:table-cell table:style-name="ce5" office:value-type="float" office:value="273068" calcext:value-type="float">
            <text:p>273 068,00</text:p>
          </table:table-cell>
          <table:table-cell table:formula="of:=[.H33]/[.B33]" office:value-type="float" office:value="168.977722772277" calcext:value-type="float">
            <text:p>168,97772277227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3</text:p>
          </table:table-cell>
          <table:table-cell office:value-type="float" office:value="1433" calcext:value-type="float">
            <text:p>1433</text:p>
          </table:table-cell>
          <table:table-cell office:value-type="float" office:value="1197" calcext:value-type="float">
            <text:p>1197</text:p>
          </table:table-cell>
          <table:table-cell table:formula="of:=[.C34]*[.$C$59]/100" office:value-type="float" office:value="45.6208552481134" calcext:value-type="float">
            <text:p>45,6208552481134</text:p>
          </table:table-cell>
          <table:table-cell office:value-type="float" office:value="45" calcext:value-type="float">
            <text:p>45</text:p>
          </table:table-cell>
          <table:table-cell table:formula="of:=[.B34]-[.C34]" office:value-type="float" office:value="236" calcext:value-type="float">
            <text:p>236</text:p>
          </table:table-cell>
          <table:table-cell table:formula="of:=[.C34]/[.B34]*100" office:value-type="float" office:value="83.5310537334264" calcext:value-type="float">
            <text:p>83,5310537334264</text:p>
          </table:table-cell>
          <table:table-cell table:style-name="ce5" office:value-type="float" office:value="222969" calcext:value-type="float">
            <text:p>222 969,00</text:p>
          </table:table-cell>
          <table:table-cell table:formula="of:=[.H34]/[.B34]" office:value-type="float" office:value="155.595952547104" calcext:value-type="float">
            <text:p>155,59595254710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4</text:p>
          </table:table-cell>
          <table:table-cell office:value-type="float" office:value="2096" calcext:value-type="float">
            <text:p>2096</text:p>
          </table:table-cell>
          <table:table-cell office:value-type="float" office:value="1751" calcext:value-type="float">
            <text:p>1751</text:p>
          </table:table-cell>
          <table:table-cell table:formula="of:=[.C35]*[.$C$59]/100" office:value-type="float" office:value="66.7352694565134" calcext:value-type="float">
            <text:p>66,7352694565134</text:p>
          </table:table-cell>
          <table:table-cell office:value-type="float" office:value="66" calcext:value-type="float">
            <text:p>66</text:p>
          </table:table-cell>
          <table:table-cell table:formula="of:=[.B35]-[.C35]" office:value-type="float" office:value="345" calcext:value-type="float">
            <text:p>345</text:p>
          </table:table-cell>
          <table:table-cell table:formula="of:=[.C35]/[.B35]*100" office:value-type="float" office:value="83.5400763358779" calcext:value-type="float">
            <text:p>83,5400763358779</text:p>
          </table:table-cell>
          <table:table-cell table:style-name="ce5" office:value-type="float" office:value="325399" calcext:value-type="float">
            <text:p>325 399,00</text:p>
          </table:table-cell>
          <table:table-cell table:formula="of:=[.H35]/[.B35]" office:value-type="float" office:value="155.247614503817" calcext:value-type="float">
            <text:p>155,24761450381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6" calcext:value-type="float">
            <text:p>366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25</text:p>
          </table:table-cell>
          <table:table-cell office:value-type="float" office:value="1661" calcext:value-type="float">
            <text:p>1661</text:p>
          </table:table-cell>
          <table:table-cell office:value-type="float" office:value="1384" calcext:value-type="float">
            <text:p>1384</text:p>
          </table:table-cell>
          <table:table-cell table:formula="of:=[.C36]*[.$C$59]/100" office:value-type="float" office:value="52.7479228599741" calcext:value-type="float">
            <text:p>52,7479228599741</text:p>
          </table:table-cell>
          <table:table-cell office:value-type="float" office:value="52" calcext:value-type="float">
            <text:p>52</text:p>
          </table:table-cell>
          <table:table-cell table:formula="of:=[.B36]-[.C36]" office:value-type="float" office:value="277" calcext:value-type="float">
            <text:p>277</text:p>
          </table:table-cell>
          <table:table-cell table:formula="of:=[.C36]/[.B36]*100" office:value-type="float" office:value="83.323299217339" calcext:value-type="float">
            <text:p>83,323299217339</text:p>
          </table:table-cell>
          <table:table-cell table:style-name="ce5" office:value-type="float" office:value="263450" calcext:value-type="float">
            <text:p>263 450,00</text:p>
          </table:table-cell>
          <table:table-cell table:formula="of:=[.H36]/[.B36]" office:value-type="float" office:value="158.609271523179" calcext:value-type="float">
            <text:p>158,60927152317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6" calcext:value-type="float">
            <text:p>40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6</text:p>
          </table:table-cell>
          <table:table-cell office:value-type="float" office:value="1443" calcext:value-type="float">
            <text:p>1443</text:p>
          </table:table-cell>
          <table:table-cell office:value-type="float" office:value="1209" calcext:value-type="float">
            <text:p>1209</text:p>
          </table:table-cell>
          <table:table-cell table:formula="of:=[.C37]*[.$C$59]/100" office:value-type="float" office:value="46.0782071804253" calcext:value-type="float">
            <text:p>46,0782071804253</text:p>
          </table:table-cell>
          <table:table-cell office:value-type="float" office:value="46" calcext:value-type="float">
            <text:p>46</text:p>
          </table:table-cell>
          <table:table-cell table:formula="of:=[.B37]-[.C37]" office:value-type="float" office:value="234" calcext:value-type="float">
            <text:p>234</text:p>
          </table:table-cell>
          <table:table-cell table:formula="of:=[.C37]/[.B37]*100" office:value-type="float" office:value="83.7837837837838" calcext:value-type="float">
            <text:p>83,7837837837838</text:p>
          </table:table-cell>
          <table:table-cell table:style-name="ce5" office:value-type="float" office:value="226495" calcext:value-type="float">
            <text:p>226 495,00</text:p>
          </table:table-cell>
          <table:table-cell table:formula="of:=[.H37]/[.B37]" office:value-type="float" office:value="156.961191961192" calcext:value-type="float">
            <text:p>156,96119196119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5" calcext:value-type="float">
            <text:p>41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7</text:p>
          </table:table-cell>
          <table:table-cell office:value-type="float" office:value="1717" calcext:value-type="float">
            <text:p>1717</text:p>
          </table:table-cell>
          <table:table-cell office:value-type="float" office:value="1437" calcext:value-type="float">
            <text:p>1437</text:p>
          </table:table-cell>
          <table:table-cell table:formula="of:=[.C38]*[.$C$59]/100" office:value-type="float" office:value="54.7678938943517" calcext:value-type="float">
            <text:p>54,7678938943517</text:p>
          </table:table-cell>
          <table:table-cell office:value-type="float" office:value="54" calcext:value-type="float">
            <text:p>54</text:p>
          </table:table-cell>
          <table:table-cell table:formula="of:=[.B38]-[.C38]" office:value-type="float" office:value="280" calcext:value-type="float">
            <text:p>280</text:p>
          </table:table-cell>
          <table:table-cell table:formula="of:=[.C38]/[.B38]*100" office:value-type="float" office:value="83.6924868957484" calcext:value-type="float">
            <text:p>83,6924868957484</text:p>
          </table:table-cell>
          <table:table-cell table:style-name="ce5" office:value-type="float" office:value="293539" calcext:value-type="float">
            <text:p>293 539,00</text:p>
          </table:table-cell>
          <table:table-cell table:formula="of:=[.H38]/[.B38]" office:value-type="float" office:value="170.960396039604" calcext:value-type="float">
            <text:p>170,96039603960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06" calcext:value-type="float">
            <text:p>80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8</text:p>
          </table:table-cell>
          <table:table-cell office:value-type="float" office:value="1824" calcext:value-type="float">
            <text:p>1824</text:p>
          </table:table-cell>
          <table:table-cell office:value-type="float" office:value="1602" calcext:value-type="float">
            <text:p>1602</text:p>
          </table:table-cell>
          <table:table-cell table:formula="of:=[.C39]*[.$C$59]/100" office:value-type="float" office:value="61.0564829636405" calcext:value-type="float">
            <text:p>61,0564829636405</text:p>
          </table:table-cell>
          <table:table-cell office:value-type="float" office:value="61" calcext:value-type="float">
            <text:p>61</text:p>
          </table:table-cell>
          <table:table-cell table:formula="of:=[.B39]-[.C39]" office:value-type="float" office:value="222" calcext:value-type="float">
            <text:p>222</text:p>
          </table:table-cell>
          <table:table-cell table:formula="of:=[.C39]/[.B39]*100" office:value-type="float" office:value="87.8289473684211" calcext:value-type="float">
            <text:p>87,8289473684211</text:p>
          </table:table-cell>
          <table:table-cell table:style-name="ce5" office:value-type="float" office:value="310196" calcext:value-type="float">
            <text:p>310 196,00</text:p>
          </table:table-cell>
          <table:table-cell table:formula="of:=[.H39]/[.B39]" office:value-type="float" office:value="170.063596491228" calcext:value-type="float">
            <text:p>170,0635964912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1</text:p>
          </table:table-cell>
          <table:table-cell office:value-type="float" office:value="1869" calcext:value-type="float">
            <text:p>1869</text:p>
          </table:table-cell>
          <table:table-cell office:value-type="float" office:value="1552" calcext:value-type="float">
            <text:p>1552</text:p>
          </table:table-cell>
          <table:table-cell table:formula="of:=[.C40]*[.$C$59]/100" office:value-type="float" office:value="59.1508499123409" calcext:value-type="float">
            <text:p>59,1508499123409</text:p>
          </table:table-cell>
          <table:table-cell office:value-type="float" office:value="59" calcext:value-type="float">
            <text:p>59</text:p>
          </table:table-cell>
          <table:table-cell table:formula="of:=[.B40]-[.C40]" office:value-type="float" office:value="317" calcext:value-type="float">
            <text:p>317</text:p>
          </table:table-cell>
          <table:table-cell table:formula="of:=[.C40]/[.B40]*100" office:value-type="float" office:value="83.0390583199572" calcext:value-type="float">
            <text:p>83,0390583199572</text:p>
          </table:table-cell>
          <table:table-cell table:style-name="ce5" office:value-type="float" office:value="293470" calcext:value-type="float">
            <text:p>293 470,00</text:p>
          </table:table-cell>
          <table:table-cell table:formula="of:=[.H40]/[.B40]" office:value-type="float" office:value="157.019796682718" calcext:value-type="float">
            <text:p>157,0197966827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2</text:p>
          </table:table-cell>
          <table:table-cell office:value-type="float" office:value="2216" calcext:value-type="float">
            <text:p>2216</text:p>
          </table:table-cell>
          <table:table-cell office:value-type="float" office:value="1923" calcext:value-type="float">
            <text:p>1923</text:p>
          </table:table-cell>
          <table:table-cell table:formula="of:=[.C41]*[.$C$59]/100" office:value-type="float" office:value="73.2906471529842" calcext:value-type="float">
            <text:p>73,2906471529842</text:p>
          </table:table-cell>
          <table:table-cell office:value-type="float" office:value="73" calcext:value-type="float">
            <text:p>73</text:p>
          </table:table-cell>
          <table:table-cell table:formula="of:=[.B41]-[.C41]" office:value-type="float" office:value="293" calcext:value-type="float">
            <text:p>293</text:p>
          </table:table-cell>
          <table:table-cell table:formula="of:=[.C41]/[.B41]*100" office:value-type="float" office:value="86.7779783393502" calcext:value-type="float">
            <text:p>86,7779783393502</text:p>
          </table:table-cell>
          <table:table-cell table:style-name="ce5" office:value-type="float" office:value="383748" calcext:value-type="float">
            <text:p>383 748,00</text:p>
          </table:table-cell>
          <table:table-cell table:formula="of:=[.H41]/[.B41]" office:value-type="float" office:value="173.171480144404" calcext:value-type="float">
            <text:p>173,17148014440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20" calcext:value-type="float">
            <text:p>62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3</text:p>
          </table:table-cell>
          <table:table-cell office:value-type="float" office:value="3603" calcext:value-type="float">
            <text:p>3603</text:p>
          </table:table-cell>
          <table:table-cell office:value-type="float" office:value="3173" calcext:value-type="float">
            <text:p>3173</text:p>
          </table:table-cell>
          <table:table-cell table:formula="of:=[.C42]*[.$C$59]/100" office:value-type="float" office:value="120.931473435475" calcext:value-type="float">
            <text:p>120,931473435475</text:p>
          </table:table-cell>
          <table:table-cell office:value-type="float" office:value="120" calcext:value-type="float">
            <text:p>120</text:p>
          </table:table-cell>
          <table:table-cell table:formula="of:=[.B42]-[.C42]" office:value-type="float" office:value="430" calcext:value-type="float">
            <text:p>430</text:p>
          </table:table-cell>
          <table:table-cell table:formula="of:=[.C42]/[.B42]*100" office:value-type="float" office:value="88.0655009714127" calcext:value-type="float">
            <text:p>88,0655009714127</text:p>
          </table:table-cell>
          <table:table-cell table:style-name="ce5" office:value-type="float" office:value="611562" calcext:value-type="float">
            <text:p>611 562,00</text:p>
          </table:table-cell>
          <table:table-cell table:formula="of:=[.H42]/[.B42]" office:value-type="float" office:value="169.736885928393" calcext:value-type="float">
            <text:p>169,73688592839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3-04</text:p>
          </table:table-cell>
          <table:table-cell office:value-type="float" office:value="2764" calcext:value-type="float">
            <text:p>2764</text:p>
          </table:table-cell>
          <table:table-cell office:value-type="float" office:value="2368" calcext:value-type="float">
            <text:p>2368</text:p>
          </table:table-cell>
          <table:table-cell table:formula="of:=[.C43]*[.$C$59]/100" office:value-type="float" office:value="90.250781309551" calcext:value-type="float">
            <text:p>90,250781309551</text:p>
          </table:table-cell>
          <table:table-cell office:value-type="float" office:value="90" calcext:value-type="float">
            <text:p>90</text:p>
          </table:table-cell>
          <table:table-cell table:formula="of:=[.B43]-[.C43]" office:value-type="float" office:value="396" calcext:value-type="float">
            <text:p>396</text:p>
          </table:table-cell>
          <table:table-cell table:formula="of:=[.C43]/[.B43]*100" office:value-type="float" office:value="85.6729377713459" calcext:value-type="float">
            <text:p>85,6729377713459</text:p>
          </table:table-cell>
          <table:table-cell table:style-name="ce5" office:value-type="float" office:value="456870" calcext:value-type="float">
            <text:p>456 870,00</text:p>
          </table:table-cell>
          <table:table-cell table:formula="of:=[.H43]/[.B43]" office:value-type="float" office:value="165.293053545586" calcext:value-type="float">
            <text:p>165,29305354558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40" calcext:value-type="float">
            <text:p>74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5</text:p>
          </table:table-cell>
          <table:table-cell office:value-type="float" office:value="1983" calcext:value-type="float">
            <text:p>1983</text:p>
          </table:table-cell>
          <table:table-cell office:value-type="float" office:value="1670" calcext:value-type="float">
            <text:p>1670</text:p>
          </table:table-cell>
          <table:table-cell table:formula="of:=[.C44]*[.$C$59]/100" office:value-type="float" office:value="63.648143913408" calcext:value-type="float">
            <text:p>63,648143913408</text:p>
          </table:table-cell>
          <table:table-cell office:value-type="float" office:value="63" calcext:value-type="float">
            <text:p>63</text:p>
          </table:table-cell>
          <table:table-cell table:formula="of:=[.B44]-[.C44]" office:value-type="float" office:value="313" calcext:value-type="float">
            <text:p>313</text:p>
          </table:table-cell>
          <table:table-cell table:formula="of:=[.C44]/[.B44]*100" office:value-type="float" office:value="84.2158345940494" calcext:value-type="float">
            <text:p>84,2158345940494</text:p>
          </table:table-cell>
          <table:table-cell table:style-name="ce5" office:value-type="float" office:value="328262" calcext:value-type="float">
            <text:p>328 262,00</text:p>
          </table:table-cell>
          <table:table-cell table:formula="of:=[.H44]/[.B44]" office:value-type="float" office:value="165.538073625819" calcext:value-type="float">
            <text:p>165,5380736258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11" calcext:value-type="float">
            <text:p>61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6</text:p>
          </table:table-cell>
          <table:table-cell office:value-type="float" office:value="2359" calcext:value-type="float">
            <text:p>2359</text:p>
          </table:table-cell>
          <table:table-cell office:value-type="float" office:value="2001" calcext:value-type="float">
            <text:p>2001</text:p>
          </table:table-cell>
          <table:table-cell table:formula="of:=[.C45]*[.$C$59]/100" office:value-type="float" office:value="76.2634347130117" calcext:value-type="float">
            <text:p>76,2634347130117</text:p>
          </table:table-cell>
          <table:table-cell office:value-type="float" office:value="76" calcext:value-type="float">
            <text:p>76</text:p>
          </table:table-cell>
          <table:table-cell table:formula="of:=[.B45]-[.C45]" office:value-type="float" office:value="358" calcext:value-type="float">
            <text:p>358</text:p>
          </table:table-cell>
          <table:table-cell table:formula="of:=[.C45]/[.B45]*100" office:value-type="float" office:value="84.8240779991522" calcext:value-type="float">
            <text:p>84,8240779991522</text:p>
          </table:table-cell>
          <table:table-cell table:style-name="ce5" office:value-type="float" office:value="411589" calcext:value-type="float">
            <text:p>411 589,00</text:p>
          </table:table-cell>
          <table:table-cell table:formula="of:=[.H45]/[.B45]" office:value-type="float" office:value="174.476049173379" calcext:value-type="float">
            <text:p>174,47604917337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22" calcext:value-type="float">
            <text:p>92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7</text:p>
          </table:table-cell>
          <table:table-cell office:value-type="float" office:value="2392" calcext:value-type="float">
            <text:p>2392</text:p>
          </table:table-cell>
          <table:table-cell office:value-type="float" office:value="2015" calcext:value-type="float">
            <text:p>2015</text:p>
          </table:table-cell>
          <table:table-cell table:formula="of:=[.C46]*[.$C$59]/100" office:value-type="float" office:value="76.7970119673756" calcext:value-type="float">
            <text:p>76,7970119673756</text:p>
          </table:table-cell>
          <table:table-cell office:value-type="float" office:value="76" calcext:value-type="float">
            <text:p>76</text:p>
          </table:table-cell>
          <table:table-cell table:formula="of:=[.B46]-[.C46]" office:value-type="float" office:value="377" calcext:value-type="float">
            <text:p>377</text:p>
          </table:table-cell>
          <table:table-cell table:formula="of:=[.C46]/[.B46]*100" office:value-type="float" office:value="84.2391304347826" calcext:value-type="float">
            <text:p>84,2391304347826</text:p>
          </table:table-cell>
          <table:table-cell table:style-name="ce5" office:value-type="float" office:value="410271" calcext:value-type="float">
            <text:p>410 271,00</text:p>
          </table:table-cell>
          <table:table-cell table:formula="of:=[.H46]/[.B46]" office:value-type="float" office:value="171.517976588629" calcext:value-type="float">
            <text:p>171,5179765886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84" calcext:value-type="float">
            <text:p>8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8</text:p>
          </table:table-cell>
          <table:table-cell office:value-type="float" office:value="2049" calcext:value-type="float">
            <text:p>2049</text:p>
          </table:table-cell>
          <table:table-cell office:value-type="float" office:value="1726" calcext:value-type="float">
            <text:p>1726</text:p>
          </table:table-cell>
          <table:table-cell table:formula="of:=[.C47]*[.$C$59]/100" office:value-type="float" office:value="65.7824529308636" calcext:value-type="float">
            <text:p>65,7824529308636</text:p>
          </table:table-cell>
          <table:table-cell office:value-type="float" office:value="65" calcext:value-type="float">
            <text:p>65</text:p>
          </table:table-cell>
          <table:table-cell table:formula="of:=[.B47]-[.C47]" office:value-type="float" office:value="323" calcext:value-type="float">
            <text:p>323</text:p>
          </table:table-cell>
          <table:table-cell table:formula="of:=[.C47]/[.B47]*100" office:value-type="float" office:value="84.2362127867252" calcext:value-type="float">
            <text:p>84,2362127867252</text:p>
          </table:table-cell>
          <table:table-cell table:style-name="ce5" office:value-type="float" office:value="338506" calcext:value-type="float">
            <text:p>338 506,00</text:p>
          </table:table-cell>
          <table:table-cell table:formula="of:=[.H47]/[.B47]" office:value-type="float" office:value="165.205466081015" calcext:value-type="float">
            <text:p>165,2054660810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9</text:p>
          </table:table-cell>
          <table:table-cell office:value-type="float" office:value="2972" calcext:value-type="float">
            <text:p>2972</text:p>
          </table:table-cell>
          <table:table-cell office:value-type="float" office:value="2506" calcext:value-type="float">
            <text:p>2506</text:p>
          </table:table-cell>
          <table:table-cell table:formula="of:=[.C48]*[.$C$59]/100" office:value-type="float" office:value="95.5103285311381" calcext:value-type="float">
            <text:p>95,5103285311381</text:p>
          </table:table-cell>
          <table:table-cell office:value-type="float" office:value="95" calcext:value-type="float">
            <text:p>95</text:p>
          </table:table-cell>
          <table:table-cell table:formula="of:=[.B48]-[.C48]" office:value-type="float" office:value="466" calcext:value-type="float">
            <text:p>466</text:p>
          </table:table-cell>
          <table:table-cell table:formula="of:=[.C48]/[.B48]*100" office:value-type="float" office:value="84.3203230148048" calcext:value-type="float">
            <text:p>84,3203230148048</text:p>
          </table:table-cell>
          <table:table-cell table:style-name="ce5" office:value-type="float" office:value="511429" calcext:value-type="float">
            <text:p>511 429,00</text:p>
          </table:table-cell>
          <table:table-cell table:formula="of:=[.H48]/[.B48]" office:value-type="float" office:value="172.082436069987" calcext:value-type="float">
            <text:p>172,08243606998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83" calcext:value-type="float">
            <text:p>48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0</text:p>
          </table:table-cell>
          <table:table-cell office:value-type="float" office:value="7264" calcext:value-type="float">
            <text:p>7264</text:p>
          </table:table-cell>
          <table:table-cell office:value-type="float" office:value="6414" calcext:value-type="float">
            <text:p>6414</text:p>
          </table:table-cell>
          <table:table-cell table:formula="of:=[.C49]*[.$C$59]/100" office:value-type="float" office:value="244.454607820718" calcext:value-type="float">
            <text:p>244,454607820718</text:p>
          </table:table-cell>
          <table:table-cell office:value-type="float" office:value="244" calcext:value-type="float">
            <text:p>244</text:p>
          </table:table-cell>
          <table:table-cell table:formula="of:=[.B49]-[.C49]" office:value-type="float" office:value="850" calcext:value-type="float">
            <text:p>850</text:p>
          </table:table-cell>
          <table:table-cell table:formula="of:=[.C49]/[.B49]*100" office:value-type="float" office:value="88.2984581497797" calcext:value-type="float">
            <text:p>88,2984581497797</text:p>
          </table:table-cell>
          <table:table-cell table:style-name="ce5" office:value-type="float" office:value="1243568" calcext:value-type="float">
            <text:p>1 243 568,00</text:p>
          </table:table-cell>
          <table:table-cell table:formula="of:=[.H49]/[.B49]" office:value-type="float" office:value="171.196035242291" calcext:value-type="float">
            <text:p>171,19603524229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17" calcext:value-type="float">
            <text:p>617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3-11</text:p>
          </table:table-cell>
          <table:table-cell office:value-type="float" office:value="5694" calcext:value-type="float">
            <text:p>5694</text:p>
          </table:table-cell>
          <table:table-cell office:value-type="float" office:value="4923" calcext:value-type="float">
            <text:p>4923</text:p>
          </table:table-cell>
          <table:table-cell table:formula="of:=[.C50]*[.$C$59]/100" office:value-type="float" office:value="187.628630230963" calcext:value-type="float">
            <text:p>187,628630230963</text:p>
          </table:table-cell>
          <table:table-cell office:value-type="float" office:value="187" calcext:value-type="float">
            <text:p>187</text:p>
          </table:table-cell>
          <table:table-cell table:formula="of:=[.B50]-[.C50]" office:value-type="float" office:value="771" calcext:value-type="float">
            <text:p>771</text:p>
          </table:table-cell>
          <table:table-cell table:formula="of:=[.C50]/[.B50]*100" office:value-type="float" office:value="86.4594309799789" calcext:value-type="float">
            <text:p>86,4594309799789</text:p>
          </table:table-cell>
          <table:table-cell table:style-name="ce5" office:value-type="float" office:value="982750" calcext:value-type="float">
            <text:p>982 750,00</text:p>
          </table:table-cell>
          <table:table-cell table:formula="of:=[.H50]/[.B50]" office:value-type="float" office:value="172.593958552863" calcext:value-type="float">
            <text:p>172,59395855286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2</text:p>
          </table:table-cell>
          <table:table-cell office:value-type="float" office:value="4397" calcext:value-type="float">
            <text:p>4397</text:p>
          </table:table-cell>
          <table:table-cell office:value-type="float" office:value="3752" calcext:value-type="float">
            <text:p>3752</text:p>
          </table:table-cell>
          <table:table-cell table:formula="of:=[.C51]*[.$C$59]/100" office:value-type="float" office:value="142.998704169525" calcext:value-type="float">
            <text:p>142,998704169525</text:p>
          </table:table-cell>
          <table:table-cell office:value-type="float" office:value="142" calcext:value-type="float">
            <text:p>142</text:p>
          </table:table-cell>
          <table:table-cell table:formula="of:=[.B51]-[.C51]" office:value-type="float" office:value="645" calcext:value-type="float">
            <text:p>645</text:p>
          </table:table-cell>
          <table:table-cell table:formula="of:=[.C51]/[.B51]*100" office:value-type="float" office:value="85.3309074368888" calcext:value-type="float">
            <text:p>85,3309074368888</text:p>
          </table:table-cell>
          <table:table-cell table:style-name="ce5" office:value-type="float" office:value="751415" calcext:value-type="float">
            <text:p>751 415,00</text:p>
          </table:table-cell>
          <table:table-cell table:formula="of:=[.H51]/[.B51]" office:value-type="float" office:value="170.892654082329" calcext:value-type="float">
            <text:p>170,8926540823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69" calcext:value-type="float">
            <text:p>46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3</text:p>
          </table:table-cell>
          <table:table-cell office:value-type="float" office:value="5122" calcext:value-type="float">
            <text:p>5122</text:p>
          </table:table-cell>
          <table:table-cell office:value-type="float" office:value="4373" calcext:value-type="float">
            <text:p>4373</text:p>
          </table:table-cell>
          <table:table-cell table:formula="of:=[.C52]*[.$C$59]/100" office:value-type="float" office:value="166.666666666667" calcext:value-type="float">
            <text:p>166,666666666667</text:p>
          </table:table-cell>
          <table:table-cell office:value-type="float" office:value="166" calcext:value-type="float">
            <text:p>166</text:p>
          </table:table-cell>
          <table:table-cell table:formula="of:=[.B52]-[.C52]" office:value-type="float" office:value="749" calcext:value-type="float">
            <text:p>749</text:p>
          </table:table-cell>
          <table:table-cell table:formula="of:=[.C52]/[.B52]*100" office:value-type="float" office:value="85.3768059351816" calcext:value-type="float">
            <text:p>85,3768059351816</text:p>
          </table:table-cell>
          <table:table-cell table:style-name="ce5" office:value-type="float" office:value="905152" calcext:value-type="float">
            <text:p>905 152,00</text:p>
          </table:table-cell>
          <table:table-cell table:formula="of:=[.H52]/[.B52]" office:value-type="float" office:value="176.718469347911" calcext:value-type="float">
            <text:p>176,7184693479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51" calcext:value-type="float">
            <text:p>95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4</text:p>
          </table:table-cell>
          <table:table-cell office:value-type="float" office:value="6182" calcext:value-type="float">
            <text:p>6182</text:p>
          </table:table-cell>
          <table:table-cell office:value-type="float" office:value="5244" calcext:value-type="float">
            <text:p>5244</text:p>
          </table:table-cell>
          <table:table-cell table:formula="of:=[.C53]*[.$C$59]/100" office:value-type="float" office:value="199.862794420306" calcext:value-type="float">
            <text:p>199,862794420306</text:p>
          </table:table-cell>
          <table:table-cell office:value-type="float" office:value="199" calcext:value-type="float">
            <text:p>199</text:p>
          </table:table-cell>
          <table:table-cell table:formula="of:=[.B53]-[.C53]" office:value-type="float" office:value="938" calcext:value-type="float">
            <text:p>938</text:p>
          </table:table-cell>
          <table:table-cell table:formula="of:=[.C53]/[.B53]*100" office:value-type="float" office:value="84.8269168553866" calcext:value-type="float">
            <text:p>84,8269168553866</text:p>
          </table:table-cell>
          <table:table-cell table:style-name="ce5" office:value-type="float" office:value="1136128" calcext:value-type="float">
            <text:p>1 136 128,00</text:p>
          </table:table-cell>
          <table:table-cell table:formula="of:=[.H53]/[.B53]" office:value-type="float" office:value="183.780006470398" calcext:value-type="float">
            <text:p>183,78000647039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34" calcext:value-type="float">
            <text:p>73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5</text:p>
          </table:table-cell>
          <table:table-cell office:value-type="float" office:value="7027" calcext:value-type="float">
            <text:p>7027</text:p>
          </table:table-cell>
          <table:table-cell office:value-type="float" office:value="5970" calcext:value-type="float">
            <text:p>5970</text:p>
          </table:table-cell>
          <table:table-cell table:formula="of:=[.C54]*[.$C$59]/100" office:value-type="float" office:value="227.532586325177" calcext:value-type="float">
            <text:p>227,532586325177</text:p>
          </table:table-cell>
          <table:table-cell office:value-type="float" office:value="227" calcext:value-type="float">
            <text:p>227</text:p>
          </table:table-cell>
          <table:table-cell table:formula="of:=[.B54]-[.C54]" office:value-type="float" office:value="1057" calcext:value-type="float">
            <text:p>1057</text:p>
          </table:table-cell>
          <table:table-cell table:formula="of:=[.C54]/[.B54]*100" office:value-type="float" office:value="84.9580190693041" calcext:value-type="float">
            <text:p>84,9580190693041</text:p>
          </table:table-cell>
          <table:table-cell table:style-name="ce5" office:value-type="float" office:value="1266444" calcext:value-type="float">
            <text:p>1 266 444,00</text:p>
          </table:table-cell>
          <table:table-cell table:formula="of:=[.H54]/[.B54]" office:value-type="float" office:value="180.225416251601" calcext:value-type="float">
            <text:p>180,22541625160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6</text:p>
          </table:table-cell>
          <table:table-cell office:value-type="float" office:value="2776" calcext:value-type="float">
            <text:p>2776</text:p>
          </table:table-cell>
          <table:table-cell office:value-type="float" office:value="2286" calcext:value-type="float">
            <text:p>2286</text:p>
          </table:table-cell>
          <table:table-cell table:formula="of:=[.C55]*[.$C$59]/100" office:value-type="float" office:value="87.1255431054196" calcext:value-type="float">
            <text:p>87,1255431054196</text:p>
          </table:table-cell>
          <table:table-cell office:value-type="float" office:value="87" calcext:value-type="float">
            <text:p>87</text:p>
          </table:table-cell>
          <table:table-cell table:formula="of:=[.B55]-[.C55]" office:value-type="float" office:value="490" calcext:value-type="float">
            <text:p>490</text:p>
          </table:table-cell>
          <table:table-cell table:formula="of:=[.C55]/[.B55]*100" office:value-type="float" office:value="82.3487031700288" calcext:value-type="float">
            <text:p>82,3487031700288</text:p>
          </table:table-cell>
          <table:table-cell table:style-name="ce5" office:value-type="float" office:value="530181" calcext:value-type="float">
            <text:p>530 181,00</text:p>
          </table:table-cell>
          <table:table-cell table:formula="of:=[.H55]/[.B55]" office:value-type="float" office:value="190.987391930836" calcext:value-type="float">
            <text:p>190,98739193083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32" calcext:value-type="float">
            <text:p>83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7</text:p>
          </table:table-cell>
          <table:table-cell office:value-type="float" office:value="3942" calcext:value-type="float">
            <text:p>3942</text:p>
          </table:table-cell>
          <table:table-cell office:value-type="float" office:value="3302" calcext:value-type="float">
            <text:p>3302</text:p>
          </table:table-cell>
          <table:table-cell table:formula="of:=[.C56]*[.$C$59]/100" office:value-type="float" office:value="125.848006707828" calcext:value-type="float">
            <text:p>125,848006707828</text:p>
          </table:table-cell>
          <table:table-cell office:value-type="float" office:value="125" calcext:value-type="float">
            <text:p>125</text:p>
          </table:table-cell>
          <table:table-cell table:formula="of:=[.B56]-[.C56]" office:value-type="float" office:value="640" calcext:value-type="float">
            <text:p>640</text:p>
          </table:table-cell>
          <table:table-cell table:formula="of:=[.C56]/[.B56]*100" office:value-type="float" office:value="83.7645865043125" calcext:value-type="float">
            <text:p>83,7645865043125</text:p>
          </table:table-cell>
          <table:table-cell table:style-name="ce5" office:value-type="float" office:value="800423" calcext:value-type="float">
            <text:p>800 423,00</text:p>
          </table:table-cell>
          <table:table-cell table:formula="of:=[.H56]/[.B56]" office:value-type="float" office:value="203.049974632166" calcext:value-type="float">
            <text:p>203,04997463216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01" calcext:value-type="float">
            <text:p>501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3-18</text:p>
          </table:table-cell>
          <table:table-cell office:value-type="float" office:value="3249" calcext:value-type="float">
            <text:p>3249</text:p>
          </table:table-cell>
          <table:table-cell office:value-type="float" office:value="2629" calcext:value-type="float">
            <text:p>2629</text:p>
          </table:table-cell>
          <table:table-cell table:formula="of:=[.C57]*[.$C$59]/100" office:value-type="float" office:value="100.198185837335" calcext:value-type="float">
            <text:p>100,198185837335</text:p>
          </table:table-cell>
          <table:table-cell office:value-type="float" office:value="100" calcext:value-type="float">
            <text:p>100</text:p>
          </table:table-cell>
          <table:table-cell table:formula="of:=[.B57]-[.C57]" office:value-type="float" office:value="620" calcext:value-type="float">
            <text:p>620</text:p>
          </table:table-cell>
          <table:table-cell table:formula="of:=[.C57]/[.B57]*100" office:value-type="float" office:value="80.9172052939366" calcext:value-type="float">
            <text:p>80,9172052939366</text:p>
          </table:table-cell>
          <table:table-cell table:style-name="ce5" office:value-type="float" office:value="602405" calcext:value-type="float">
            <text:p>602 405,00</text:p>
          </table:table-cell>
          <table:table-cell table:formula="of:=[.H57]/[.B57]" office:value-type="float" office:value="185.41243459526" calcext:value-type="float">
            <text:p>185,412434595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4" calcext:value-type="float">
            <text:p>3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57])" office:value-type="float" office:value="131190" calcext:value-type="float">
            <text:p>131190</text:p>
          </table:table-cell>
          <table:table-cell table:formula="of:=SUM([.D1:.D57])" office:value-type="float" office:value="5000" calcext:value-type="float">
            <text:p>5000</text:p>
          </table:table-cell>
          <table:table-cell table:style-name="Default" table:formula="of:=SUM([.E1:.E57])" office:value-type="float" office:value="4970" calcext:value-type="float">
            <text:p>497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5000/[.C58]*100" office:value-type="float" office:value="3.81126610259928" calcext:value-type="float">
            <text:p>3,81126610259928</text:p>
          </table:table-cell>
          <table:table-cell table:number-columns-repeated="25"/>
        </table:table-row>
        <table:table-row table:style-name="ro1" table:number-rows-repeated="104851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09:14:23.649575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11:57:22.053522233</dc:date>
    <meta:editing-duration>PT3H26M59S</meta:editing-duration>
    <meta:editing-cycles>7</meta:editing-cycles>
    <meta:generator>LibreOffice/6.1.5.2$Linux_X86_64 LibreOffice_project/10$Build-2</meta:generator>
    <meta:document-statistic meta:table-count="1" meta:cell-count="6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Fine_20_Dashed" draw:fill="none" draw:fill-color="#579d1c"/>
      <style:text-properties fo:font-size="10pt" style:font-size-asian="10pt" style:font-size-complex="10pt"/>
    </style:style>
    <style:style style:name="ch9" style:family="chart">
      <style:chart-properties chart:solid-type="cuboid" chart:symbol-type="automatic" chart:symbol-width="0.175cm" chart:symbol-height="0.175cm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296cm" svg:height="14.516cm" xlink:href=".." xlink:type="simple" chart:class="chart:bar" chart:style-name="ch1">
        <chart:legend chart:legend-position="bottom" svg:x="11.406cm" svg:y="13.917cm" style:legend-expansion="wide" chart:style-name="ch2"/>
        <chart:plot-area chart:style-name="ch3" table:cell-range-address="'LA_TRANSITION_ECOLOGIQUE-csv'.A1:'LA_TRANSITION_ECOLOGIQUE-csv'.C57 'LA_TRANSITION_ECOLOGIQUE-csv'.AB1:'LA_TRANSITION_ECOLOGIQUE-csv'.AB58 'LA_TRANSITION_ECOLOGIQUE-csv'.G1:'LA_TRANSITION_ECOLOGIQUE-csv'.G57" chart:data-source-has-labels="both" svg:x="0.645cm" svg:y="0.29cm" svg:width="31.006cm" svg:height="13.153cm">
          <chartooo:coordinate-region svg:x="1.637cm" svg:y="0.29cm" svg:width="29.117cm" svg:height="11.225cm"/>
          <chart:axis chart:dimension="x" chart:name="primary-x" chart:style-name="ch4" chartooo:axis-type="auto">
            <chartooo:date-scale/>
            <chart:categories table:cell-range-address="'LA_TRANSITION_ECOLOGIQUE-csv'.A2:'LA_TRANSITION_ECOLOGIQUE-csv'.A5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LA_TRANSITION_ECOLOGIQUE-csv'.AB2:'LA_TRANSITION_ECOLOGIQUE-csv'.AB58" chart:label-cell-address="'LA_TRANSITION_ECOLOGIQUE-csv'.AB1:'LA_TRANSITION_ECOLOGIQUE-csv'.AB1" chart:class="chart:bar">
            <chart:data-point chart:repeated="5"/>
            <chart:data-point chart:style-name="ch9"/>
            <chart:data-point chart:repeated="6"/>
            <chart:data-point chart:style-name="ch9"/>
            <chart:data-point chart:repeated="44"/>
          </chart:series>
          <chart:series chart:attached-axis="secondary-y" chart:style-name="ch10" chart:values-cell-range-address="'LA_TRANSITION_ECOLOGIQUE-csv'.G2:'LA_TRANSITION_ECOLOGIQUE-csv'.G57" chart:label-cell-address="'LA_TRANSITION_ECOLOGIQUE-csv'.G1:'LA_TRANSITION_ECOLOGIQUE-csv'.G1" chart:class="chart:line">
            <chart:data-point chart:repeated="56"/>
          </chart:series>
          <chart:series chart:attached-axis="primary-y" chart:style-name="ch11" chart:values-cell-range-address="'LA_TRANSITION_ECOLOGIQUE-csv'.B2:'LA_TRANSITION_ECOLOGIQUE-csv'.B57" chart:label-cell-address="'LA_TRANSITION_ECOLOGIQUE-csv'.B1:'LA_TRANSITION_ECOLOGIQUE-csv'.B1" chart:class="chart:line">
            <chart:data-point chart:repeated="56"/>
          </chart:series>
          <chart:series chart:attached-axis="primary-y" chart:style-name="ch12" chart:values-cell-range-address="'LA_TRANSITION_ECOLOGIQUE-csv'.C2:'LA_TRANSITION_ECOLOGIQUE-csv'.C57" chart:label-cell-address="'LA_TRANSITION_ECOLOGIQUE-csv'.C1:'LA_TRANSITION_ECOLOGIQUE-csv'.C1" chart:class="chart:line">
            <chart:data-point chart:repeated="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anche</text:p>
                <draw:g>
                  <svg:desc>'LA_TRANSITION_ECOLOGIQUE-csv'.AB1:'LA_TRANSITION_ECOLOGIQUE-csv'.AB1</svg:desc>
                </draw:g>
              </table:table-cell>
              <table:table-cell office:value-type="string">
                <text:p>taux</text:p>
                <draw:g>
                  <svg:desc>'LA_TRANSITION_ECOLOGIQUE-csv'.G1:'LA_TRANSITION_ECOLOGIQUE-csv'.G1</svg:desc>
                </draw:g>
              </table:table-cell>
              <table:table-cell office:value-type="string">
                <text:p>total LTE</text:p>
                <draw:g>
                  <svg:desc>'LA_TRANSITION_ECOLOGIQUE-csv'.B1:'LA_TRANSITION_ECOLOGIQUE-csv'.B1</svg:desc>
                </draw:g>
              </table:table-cell>
              <table:table-cell office:value-type="string">
                <text:p>Q5.count</text:p>
                <draw:g>
                  <svg:desc>'LA_TRANSITION_ECOLOGIQUE-csv'.C1:'LA_TRANSITION_ECOLOGIQUE-csv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22</text:p>
                <draw:g>
                  <svg:desc>'LA_TRANSITION_ECOLOGIQUE-csv'.A2:'LA_TRANSITION_ECOLOGIQUE-csv'.A57</svg:desc>
                </draw:g>
              </table:table-cell>
              <table:table-cell office:value-type="float" office:value="NaN">
                <text:p>NaN</text:p>
                <draw:g>
                  <svg:desc>'LA_TRANSITION_ECOLOGIQUE-csv'.AB2:'LA_TRANSITION_ECOLOGIQUE-csv'.AB58</svg:desc>
                </draw:g>
              </table:table-cell>
              <table:table-cell office:value-type="float" office:value="84.418673803152">
                <text:p>84.418673803152</text:p>
                <draw:g>
                  <svg:desc>'LA_TRANSITION_ECOLOGIQUE-csv'.G2:'LA_TRANSITION_ECOLOGIQUE-csv'.G57</svg:desc>
                </draw:g>
              </table:table-cell>
              <table:table-cell office:value-type="float" office:value="6726">
                <text:p>6726</text:p>
                <draw:g>
                  <svg:desc>'LA_TRANSITION_ECOLOGIQUE-csv'.B2:'LA_TRANSITION_ECOLOGIQUE-csv'.B57</svg:desc>
                </draw:g>
              </table:table-cell>
              <table:table-cell office:value-type="float" office:value="5678">
                <text:p>5678</text:p>
                <draw:g>
                  <svg:desc>'LA_TRANSITION_ECOLOGIQUE-csv'.C2:'LA_TRANSITION_ECOLOGIQUE-csv'.C57</svg:desc>
                </draw:g>
              </table:table-cell>
            </table:table-row>
            <table:table-row>
              <table:table-cell office:value-type="string">
                <text:p>2019-01-23</text:p>
              </table:table-cell>
              <table:table-cell office:value-type="float" office:value="NaN">
                <text:p>NaN</text:p>
              </table:table-cell>
              <table:table-cell office:value-type="float" office:value="86.2637362637363">
                <text:p>86.2637362637363</text:p>
              </table:table-cell>
              <table:table-cell office:value-type="float" office:value="6552">
                <text:p>655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2019-01-24</text:p>
              </table:table-cell>
              <table:table-cell office:value-type="float" office:value="NaN">
                <text:p>NaN</text:p>
              </table:table-cell>
              <table:table-cell office:value-type="float" office:value="87.3441014107545">
                <text:p>87.3441014107545</text:p>
              </table:table-cell>
              <table:table-cell office:value-type="float" office:value="4891">
                <text:p>4891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2019-01-25</text:p>
              </table:table-cell>
              <table:table-cell office:value-type="float" office:value="NaN">
                <text:p>NaN</text:p>
              </table:table-cell>
              <table:table-cell office:value-type="float" office:value="85.348506401138">
                <text:p>85.348506401138</text:p>
              </table:table-cell>
              <table:table-cell office:value-type="float" office:value="3515">
                <text:p>35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019-01-26</text:p>
              </table:table-cell>
              <table:table-cell office:value-type="float" office:value="NaN">
                <text:p>NaN</text:p>
              </table:table-cell>
              <table:table-cell office:value-type="float" office:value="84.6984698469847">
                <text:p>84.6984698469847</text:p>
              </table:table-cell>
              <table:table-cell office:value-type="float" office:value="3333">
                <text:p>3333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019-01-27</text:p>
              </table:table-cell>
              <table:table-cell office:value-type="float" office:value="100">
                <text:p>100</text:p>
              </table:table-cell>
              <table:table-cell office:value-type="float" office:value="85.7182396900083">
                <text:p>85.7182396900083</text:p>
              </table:table-cell>
              <table:table-cell office:value-type="float" office:value="3613">
                <text:p>3613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019-01-28</text:p>
              </table:table-cell>
              <table:table-cell office:value-type="float" office:value="NaN">
                <text:p>NaN</text:p>
              </table:table-cell>
              <table:table-cell office:value-type="float" office:value="84.9049429657795">
                <text:p>84.9049429657795</text:p>
              </table:table-cell>
              <table:table-cell office:value-type="float" office:value="2630">
                <text:p>2630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NaN">
                <text:p>NaN</text:p>
              </table:table-cell>
              <table:table-cell office:value-type="float" office:value="86.5238732708612">
                <text:p>86.5238732708612</text:p>
              </table:table-cell>
              <table:table-cell office:value-type="float" office:value="2241">
                <text:p>224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9-01-30</text:p>
              </table:table-cell>
              <table:table-cell office:value-type="float" office:value="NaN">
                <text:p>NaN</text:p>
              </table:table-cell>
              <table:table-cell office:value-type="float" office:value="86.8451688009313">
                <text:p>86.8451688009313</text:p>
              </table:table-cell>
              <table:table-cell office:value-type="float" office:value="2577">
                <text:p>2577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2019-01-31</text:p>
              </table:table-cell>
              <table:table-cell office:value-type="float" office:value="NaN">
                <text:p>NaN</text:p>
              </table:table-cell>
              <table:table-cell office:value-type="float" office:value="85.7485988791033">
                <text:p>85.7485988791033</text:p>
              </table:table-cell>
              <table:table-cell office:value-type="float" office:value="2498">
                <text:p>2498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019-02-01</text:p>
              </table:table-cell>
              <table:table-cell office:value-type="float" office:value="NaN">
                <text:p>NaN</text:p>
              </table:table-cell>
              <table:table-cell office:value-type="float" office:value="86.7954070981211">
                <text:p>86.7954070981211</text:p>
              </table:table-cell>
              <table:table-cell office:value-type="float" office:value="1916">
                <text:p>1916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2019-02-02</text:p>
              </table:table-cell>
              <table:table-cell office:value-type="float" office:value="NaN">
                <text:p>NaN</text:p>
              </table:table-cell>
              <table:table-cell office:value-type="float" office:value="86.2613981762918">
                <text:p>86.2613981762918</text:p>
              </table:table-cell>
              <table:table-cell office:value-type="float" office:value="1645">
                <text:p>1645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019-02-03</text:p>
              </table:table-cell>
              <table:table-cell office:value-type="float" office:value="100">
                <text:p>100</text:p>
              </table:table-cell>
              <table:table-cell office:value-type="float" office:value="86.9638069705094">
                <text:p>86.9638069705094</text:p>
              </table:table-cell>
              <table:table-cell office:value-type="float" office:value="2984">
                <text:p>298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NaN">
                <text:p>NaN</text:p>
              </table:table-cell>
              <table:table-cell office:value-type="float" office:value="87.8945092952875">
                <text:p>87.8945092952875</text:p>
              </table:table-cell>
              <table:table-cell office:value-type="float" office:value="2313">
                <text:p>231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019-02-05</text:p>
              </table:table-cell>
              <table:table-cell office:value-type="float" office:value="NaN">
                <text:p>NaN</text:p>
              </table:table-cell>
              <table:table-cell office:value-type="float" office:value="85.8830478440638">
                <text:p>85.8830478440638</text:p>
              </table:table-cell>
              <table:table-cell office:value-type="float" office:value="1693">
                <text:p>169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019-02-06</text:p>
              </table:table-cell>
              <table:table-cell office:value-type="float" office:value="NaN">
                <text:p>NaN</text:p>
              </table:table-cell>
              <table:table-cell office:value-type="float" office:value="84.5224395857307">
                <text:p>84.5224395857307</text:p>
              </table:table-cell>
              <table:table-cell office:value-type="float" office:value="1738">
                <text:p>173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019-02-07</text:p>
              </table:table-cell>
              <table:table-cell office:value-type="float" office:value="NaN">
                <text:p>NaN</text:p>
              </table:table-cell>
              <table:table-cell office:value-type="float" office:value="86.2850327966607">
                <text:p>86.2850327966607</text:p>
              </table:table-cell>
              <table:table-cell office:value-type="float" office:value="1677">
                <text:p>167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2019-02-08</text:p>
              </table:table-cell>
              <table:table-cell office:value-type="float" office:value="NaN">
                <text:p>NaN</text:p>
              </table:table-cell>
              <table:table-cell office:value-type="float" office:value="86.3532979529947">
                <text:p>86.3532979529947</text:p>
              </table:table-cell>
              <table:table-cell office:value-type="float" office:value="1319">
                <text:p>131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019-02-09</text:p>
              </table:table-cell>
              <table:table-cell office:value-type="float" office:value="NaN">
                <text:p>NaN</text:p>
              </table:table-cell>
              <table:table-cell office:value-type="float" office:value="86.9625520110957">
                <text:p>86.9625520110957</text:p>
              </table:table-cell>
              <table:table-cell office:value-type="float" office:value="1442">
                <text:p>144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019-02-10</text:p>
              </table:table-cell>
              <table:table-cell office:value-type="float" office:value="100">
                <text:p>100</text:p>
              </table:table-cell>
              <table:table-cell office:value-type="float" office:value="85.3811659192825">
                <text:p>85.3811659192825</text:p>
              </table:table-cell>
              <table:table-cell office:value-type="float" office:value="2230">
                <text:p>2230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NaN">
                <text:p>NaN</text:p>
              </table:table-cell>
              <table:table-cell office:value-type="float" office:value="83.6428571428571">
                <text:p>83.6428571428571</text:p>
              </table:table-cell>
              <table:table-cell office:value-type="float" office:value="1400">
                <text:p>140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9-02-12</text:p>
              </table:table-cell>
              <table:table-cell office:value-type="float" office:value="NaN">
                <text:p>NaN</text:p>
              </table:table-cell>
              <table:table-cell office:value-type="float" office:value="78.7652011225444">
                <text:p>78.7652011225444</text:p>
              </table:table-cell>
              <table:table-cell office:value-type="float" office:value="1069">
                <text:p>106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19-02-13</text:p>
              </table:table-cell>
              <table:table-cell office:value-type="float" office:value="NaN">
                <text:p>NaN</text:p>
              </table:table-cell>
              <table:table-cell office:value-type="float" office:value="79.9132947976879">
                <text:p>79.9132947976879</text:p>
              </table:table-cell>
              <table:table-cell office:value-type="float" office:value="1384">
                <text:p>13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019-02-14</text:p>
              </table:table-cell>
              <table:table-cell office:value-type="float" office:value="NaN">
                <text:p>NaN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1209">
                <text:p>120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019-02-15</text:p>
              </table:table-cell>
              <table:table-cell office:value-type="float" office:value="NaN">
                <text:p>NaN</text:p>
              </table:table-cell>
              <table:table-cell office:value-type="float" office:value="84.6464646464647">
                <text:p>84.6464646464647</text:p>
              </table:table-cell>
              <table:table-cell office:value-type="float" office:value="1485">
                <text:p>148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019-02-16</text:p>
              </table:table-cell>
              <table:table-cell office:value-type="float" office:value="NaN">
                <text:p>NaN</text:p>
              </table:table-cell>
              <table:table-cell office:value-type="float" office:value="85.031185031185">
                <text:p>85.031185031185</text:p>
              </table:table-cell>
              <table:table-cell office:value-type="float" office:value="1443">
                <text:p>144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019-02-17</text:p>
              </table:table-cell>
              <table:table-cell office:value-type="float" office:value="100">
                <text:p>100</text:p>
              </table:table-cell>
              <table:table-cell office:value-type="float" office:value="86.7612293144208">
                <text:p>86.7612293144208</text:p>
              </table:table-cell>
              <table:table-cell office:value-type="float" office:value="1692">
                <text:p>169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019-02-18</text:p>
              </table:table-cell>
              <table:table-cell office:value-type="float" office:value="NaN">
                <text:p>NaN</text:p>
              </table:table-cell>
              <table:table-cell office:value-type="float" office:value="84.3672456575682">
                <text:p>84.3672456575682</text:p>
              </table:table-cell>
              <table:table-cell office:value-type="float" office:value="1612">
                <text:p>161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NaN">
                <text:p>NaN</text:p>
              </table:table-cell>
              <table:table-cell office:value-type="float" office:value="83.2800851970181">
                <text:p>83.2800851970181</text:p>
              </table:table-cell>
              <table:table-cell office:value-type="float" office:value="1878">
                <text:p>187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019-02-20</text:p>
              </table:table-cell>
              <table:table-cell office:value-type="float" office:value="NaN">
                <text:p>NaN</text:p>
              </table:table-cell>
              <table:table-cell office:value-type="float" office:value="82.3910482921084">
                <text:p>82.3910482921084</text:p>
              </table:table-cell>
              <table:table-cell office:value-type="float" office:value="1698">
                <text:p>169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019-02-21</text:p>
              </table:table-cell>
              <table:table-cell office:value-type="float" office:value="NaN">
                <text:p>NaN</text:p>
              </table:table-cell>
              <table:table-cell office:value-type="float" office:value="86.9020501138952">
                <text:p>86.9020501138952</text:p>
              </table:table-cell>
              <table:table-cell office:value-type="float" office:value="1756">
                <text:p>1756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019-02-22</text:p>
              </table:table-cell>
              <table:table-cell office:value-type="float" office:value="NaN">
                <text:p>NaN</text:p>
              </table:table-cell>
              <table:table-cell office:value-type="float" office:value="85.9529702970297">
                <text:p>85.9529702970297</text:p>
              </table:table-cell>
              <table:table-cell office:value-type="float" office:value="1616">
                <text:p>161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019-02-23</text:p>
              </table:table-cell>
              <table:table-cell office:value-type="float" office:value="NaN">
                <text:p>NaN</text:p>
              </table:table-cell>
              <table:table-cell office:value-type="float" office:value="83.5310537334264">
                <text:p>83.5310537334264</text:p>
              </table:table-cell>
              <table:table-cell office:value-type="float" office:value="1433">
                <text:p>143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019-02-24</text:p>
              </table:table-cell>
              <table:table-cell office:value-type="float" office:value="100">
                <text:p>100</text:p>
              </table:table-cell>
              <table:table-cell office:value-type="float" office:value="83.5400763358779">
                <text:p>83.5400763358779</text:p>
              </table:table-cell>
              <table:table-cell office:value-type="float" office:value="2096">
                <text:p>2096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NaN">
                <text:p>NaN</text:p>
              </table:table-cell>
              <table:table-cell office:value-type="float" office:value="83.323299217339">
                <text:p>83.323299217339</text:p>
              </table:table-cell>
              <table:table-cell office:value-type="float" office:value="1661">
                <text:p>166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019-02-26</text:p>
              </table:table-cell>
              <table:table-cell office:value-type="float" office:value="NaN">
                <text:p>NaN</text:p>
              </table:table-cell>
              <table:table-cell office:value-type="float" office:value="83.7837837837838">
                <text:p>83.7837837837838</text:p>
              </table:table-cell>
              <table:table-cell office:value-type="float" office:value="1443">
                <text:p>144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019-02-27</text:p>
              </table:table-cell>
              <table:table-cell office:value-type="float" office:value="NaN">
                <text:p>NaN</text:p>
              </table:table-cell>
              <table:table-cell office:value-type="float" office:value="83.6924868957484">
                <text:p>83.6924868957484</text:p>
              </table:table-cell>
              <table:table-cell office:value-type="float" office:value="1717">
                <text:p>171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019-02-28</text:p>
              </table:table-cell>
              <table:table-cell office:value-type="float" office:value="NaN">
                <text:p>NaN</text:p>
              </table:table-cell>
              <table:table-cell office:value-type="float" office:value="87.8289473684211">
                <text:p>87.8289473684211</text:p>
              </table:table-cell>
              <table:table-cell office:value-type="float" office:value="1824">
                <text:p>1824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2019-03-01</text:p>
              </table:table-cell>
              <table:table-cell office:value-type="float" office:value="NaN">
                <text:p>NaN</text:p>
              </table:table-cell>
              <table:table-cell office:value-type="float" office:value="83.0390583199572">
                <text:p>83.0390583199572</text:p>
              </table:table-cell>
              <table:table-cell office:value-type="float" office:value="1869">
                <text:p>1869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2019-03-02</text:p>
              </table:table-cell>
              <table:table-cell office:value-type="float" office:value="NaN">
                <text:p>NaN</text:p>
              </table:table-cell>
              <table:table-cell office:value-type="float" office:value="86.7779783393502">
                <text:p>86.7779783393502</text:p>
              </table:table-cell>
              <table:table-cell office:value-type="float" office:value="2216">
                <text:p>221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019-03-03</text:p>
              </table:table-cell>
              <table:table-cell office:value-type="float" office:value="100">
                <text:p>100</text:p>
              </table:table-cell>
              <table:table-cell office:value-type="float" office:value="88.0655009714127">
                <text:p>88.0655009714127</text:p>
              </table:table-cell>
              <table:table-cell office:value-type="float" office:value="3603">
                <text:p>3603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NaN">
                <text:p>NaN</text:p>
              </table:table-cell>
              <table:table-cell office:value-type="float" office:value="85.6729377713459">
                <text:p>85.6729377713459</text:p>
              </table:table-cell>
              <table:table-cell office:value-type="float" office:value="2764">
                <text:p>2764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2019-03-05</text:p>
              </table:table-cell>
              <table:table-cell office:value-type="float" office:value="NaN">
                <text:p>NaN</text:p>
              </table:table-cell>
              <table:table-cell office:value-type="float" office:value="84.2158345940494">
                <text:p>84.2158345940494</text:p>
              </table:table-cell>
              <table:table-cell office:value-type="float" office:value="1983">
                <text:p>1983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19-03-06</text:p>
              </table:table-cell>
              <table:table-cell office:value-type="float" office:value="NaN">
                <text:p>NaN</text:p>
              </table:table-cell>
              <table:table-cell office:value-type="float" office:value="84.8240779991522">
                <text:p>84.8240779991522</text:p>
              </table:table-cell>
              <table:table-cell office:value-type="float" office:value="2359">
                <text:p>2359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9-03-07</text:p>
              </table:table-cell>
              <table:table-cell office:value-type="float" office:value="NaN">
                <text:p>NaN</text:p>
              </table:table-cell>
              <table:table-cell office:value-type="float" office:value="84.2391304347826">
                <text:p>84.2391304347826</text:p>
              </table:table-cell>
              <table:table-cell office:value-type="float" office:value="2392">
                <text:p>239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019-03-08</text:p>
              </table:table-cell>
              <table:table-cell office:value-type="float" office:value="NaN">
                <text:p>NaN</text:p>
              </table:table-cell>
              <table:table-cell office:value-type="float" office:value="84.2362127867252">
                <text:p>84.2362127867252</text:p>
              </table:table-cell>
              <table:table-cell office:value-type="float" office:value="2049">
                <text:p>204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2019-03-09</text:p>
              </table:table-cell>
              <table:table-cell office:value-type="float" office:value="NaN">
                <text:p>NaN</text:p>
              </table:table-cell>
              <table:table-cell office:value-type="float" office:value="84.3203230148048">
                <text:p>84.3203230148048</text:p>
              </table:table-cell>
              <table:table-cell office:value-type="float" office:value="2972">
                <text:p>2972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2019-03-10</text:p>
              </table:table-cell>
              <table:table-cell office:value-type="float" office:value="100">
                <text:p>100</text:p>
              </table:table-cell>
              <table:table-cell office:value-type="float" office:value="88.2984581497797">
                <text:p>88.2984581497797</text:p>
              </table:table-cell>
              <table:table-cell office:value-type="float" office:value="7264">
                <text:p>7264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NaN">
                <text:p>NaN</text:p>
              </table:table-cell>
              <table:table-cell office:value-type="float" office:value="86.4594309799789">
                <text:p>86.4594309799789</text:p>
              </table:table-cell>
              <table:table-cell office:value-type="float" office:value="5694">
                <text:p>5694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019-03-12</text:p>
              </table:table-cell>
              <table:table-cell office:value-type="float" office:value="NaN">
                <text:p>NaN</text:p>
              </table:table-cell>
              <table:table-cell office:value-type="float" office:value="85.3309074368888">
                <text:p>85.3309074368888</text:p>
              </table:table-cell>
              <table:table-cell office:value-type="float" office:value="4397">
                <text:p>4397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2019-03-13</text:p>
              </table:table-cell>
              <table:table-cell office:value-type="float" office:value="NaN">
                <text:p>NaN</text:p>
              </table:table-cell>
              <table:table-cell office:value-type="float" office:value="85.3768059351816">
                <text:p>85.3768059351816</text:p>
              </table:table-cell>
              <table:table-cell office:value-type="float" office:value="5122">
                <text:p>5122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2019-03-14</text:p>
              </table:table-cell>
              <table:table-cell office:value-type="float" office:value="NaN">
                <text:p>NaN</text:p>
              </table:table-cell>
              <table:table-cell office:value-type="float" office:value="84.8269168553866">
                <text:p>84.8269168553866</text:p>
              </table:table-cell>
              <table:table-cell office:value-type="float" office:value="6182">
                <text:p>6182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string">
                <text:p>2019-03-15</text:p>
              </table:table-cell>
              <table:table-cell office:value-type="float" office:value="NaN">
                <text:p>NaN</text:p>
              </table:table-cell>
              <table:table-cell office:value-type="float" office:value="84.9580190693041">
                <text:p>84.9580190693041</text:p>
              </table:table-cell>
              <table:table-cell office:value-type="float" office:value="7027">
                <text:p>7027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2019-03-16</text:p>
              </table:table-cell>
              <table:table-cell office:value-type="float" office:value="NaN">
                <text:p>NaN</text:p>
              </table:table-cell>
              <table:table-cell office:value-type="float" office:value="82.3487031700288">
                <text:p>82.3487031700288</text:p>
              </table:table-cell>
              <table:table-cell office:value-type="float" office:value="2776">
                <text:p>277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2019-03-17</text:p>
              </table:table-cell>
              <table:table-cell office:value-type="float" office:value="100">
                <text:p>100</text:p>
              </table:table-cell>
              <table:table-cell office:value-type="float" office:value="83.7645865043125">
                <text:p>83.7645865043125</text:p>
              </table:table-cell>
              <table:table-cell office:value-type="float" office:value="3942">
                <text:p>3942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NaN">
                <text:p>NaN</text:p>
              </table:table-cell>
              <table:table-cell office:value-type="float" office:value="80.9172052939366">
                <text:p>80.9172052939366</text:p>
              </table:table-cell>
              <table:table-cell office:value-type="float" office:value="3249">
                <text:p>3249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draw:fill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639cm" svg:height="11.87cm" xlink:href=".." xlink:type="simple" chart:class="chart:bar" chart:style-name="ch1">
        <chart:legend chart:legend-position="bottom" svg:x="9.563cm" svg:y="11.271cm" style:legend-expansion="wide" chart:style-name="ch2"/>
        <chart:plot-area chart:style-name="ch3" table:cell-range-address="'LA_TRANSITION_ECOLOGIQUE-csv'.A2:'LA_TRANSITION_ECOLOGIQUE-csv'.A57 'LA_TRANSITION_ECOLOGIQUE-csv'.AB1:'LA_TRANSITION_ECOLOGIQUE-csv'.AB58 'LA_TRANSITION_ECOLOGIQUE-csv'.J1:'LA_TRANSITION_ECOLOGIQUE-csv'.L57" chart:data-source-has-labels="both" svg:x="0.672cm" svg:y="0.237cm" svg:width="32.295cm" svg:height="10.613cm">
          <chartooo:coordinate-region svg:x="1.425cm" svg:y="0.237cm" svg:width="30.045cm" svg:height="8.686cm"/>
          <chart:axis chart:dimension="x" chart:name="primary-x" chart:style-name="ch4" chartooo:axis-type="auto">
            <chartooo:date-scale/>
            <chart:categories table:cell-range-address="'LA_TRANSITION_ECOLOGIQUE-csv'.A2:'LA_TRANSITION_ECOLOGIQUE-csv'.A5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LA_TRANSITION_ECOLOGIQUE-csv'.AB2:'LA_TRANSITION_ECOLOGIQUE-csv'.AB58" chart:label-cell-address="'LA_TRANSITION_ECOLOGIQUE-csv'.AB1:'LA_TRANSITION_ECOLOGIQUE-csv'.AB1" chart:class="chart:bar">
            <chart:data-point chart:repeated="57"/>
          </chart:series>
          <chart:series chart:attached-axis="primary-y" chart:style-name="ch9" chart:values-cell-range-address="'LA_TRANSITION_ECOLOGIQUE-csv'.J2:'LA_TRANSITION_ECOLOGIQUE-csv'.J57" chart:label-cell-address="'LA_TRANSITION_ECOLOGIQUE-csv'.J1:'LA_TRANSITION_ECOLOGIQUE-csv'.J1" chart:class="chart:line">
            <chart:data-point chart:repeated="56"/>
          </chart:series>
          <chart:series chart:attached-axis="primary-y" chart:style-name="ch10" chart:values-cell-range-address="'LA_TRANSITION_ECOLOGIQUE-csv'.K2:'LA_TRANSITION_ECOLOGIQUE-csv'.K57" chart:label-cell-address="'LA_TRANSITION_ECOLOGIQUE-csv'.K1:'LA_TRANSITION_ECOLOGIQUE-csv'.K1" chart:class="chart:line">
            <chart:data-point chart:repeated="56"/>
          </chart:series>
          <chart:series chart:attached-axis="secondary-y" chart:style-name="ch11" chart:values-cell-range-address="'LA_TRANSITION_ECOLOGIQUE-csv'.L2:'LA_TRANSITION_ECOLOGIQUE-csv'.L57" chart:label-cell-address="'LA_TRANSITION_ECOLOGIQUE-csv'.L1:'LA_TRANSITION_ECOLOGIQUE-csv'.L1" chart:class="chart:line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anche</text:p>
                <draw:g>
                  <svg:desc>'LA_TRANSITION_ECOLOGIQUE-csv'.AB1:'LA_TRANSITION_ECOLOGIQUE-csv'.AB1</svg:desc>
                </draw:g>
              </table:table-cell>
              <table:table-cell office:value-type="string">
                <text:p>Q5.medianNbWords</text:p>
                <draw:g>
                  <svg:desc>'LA_TRANSITION_ECOLOGIQUE-csv'.J1:'LA_TRANSITION_ECOLOGIQUE-csv'.J1</svg:desc>
                </draw:g>
              </table:table-cell>
              <table:table-cell office:value-type="string">
                <text:p>Q5.MeanNbWords</text:p>
                <draw:g>
                  <svg:desc>'LA_TRANSITION_ECOLOGIQUE-csv'.K1:'LA_TRANSITION_ECOLOGIQUE-csv'.K1</svg:desc>
                </draw:g>
              </table:table-cell>
              <table:table-cell office:value-type="string">
                <text:p>Q5.MaxNbWords</text:p>
                <draw:g>
                  <svg:desc>'LA_TRANSITION_ECOLOGIQUE-csv'.L1:'LA_TRANSITION_ECOLOGIQUE-csv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22</text:p>
                <draw:g>
                  <svg:desc>'LA_TRANSITION_ECOLOGIQUE-csv'.A2:'LA_TRANSITION_ECOLOGIQUE-csv'.A57</svg:desc>
                </draw:g>
              </table:table-cell>
              <table:table-cell office:value-type="float" office:value="NaN">
                <text:p>NaN</text:p>
                <draw:g>
                  <svg:desc>'LA_TRANSITION_ECOLOGIQUE-csv'.AB2:'LA_TRANSITION_ECOLOGIQUE-csv'.AB58</svg:desc>
                </draw:g>
              </table:table-cell>
              <table:table-cell office:value-type="float" office:value="16">
                <text:p>16</text:p>
                <draw:g>
                  <svg:desc>'LA_TRANSITION_ECOLOGIQUE-csv'.J2:'LA_TRANSITION_ECOLOGIQUE-csv'.J57</svg:desc>
                </draw:g>
              </table:table-cell>
              <table:table-cell office:value-type="float" office:value="24">
                <text:p>24</text:p>
                <draw:g>
                  <svg:desc>'LA_TRANSITION_ECOLOGIQUE-csv'.K2:'LA_TRANSITION_ECOLOGIQUE-csv'.K57</svg:desc>
                </draw:g>
              </table:table-cell>
              <table:table-cell office:value-type="float" office:value="873">
                <text:p>873</text:p>
                <draw:g>
                  <svg:desc>'LA_TRANSITION_ECOLOGIQUE-csv'.L2:'LA_TRANSITION_ECOLOGIQUE-csv'.L57</svg:desc>
                </draw:g>
              </table:table-cell>
            </table:table-row>
            <table:table-row>
              <table:table-cell office:value-type="string">
                <text:p>2019-01-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019-01-2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019-01-2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019-01-2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019-01-27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19-01-2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19-01-3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19-01-3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19-02-0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19-02-0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9-02-03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19-02-0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19-02-0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19-02-0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19-02-0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19-02-0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19-02-1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9-02-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019-02-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19-02-1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019-02-1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9-02-1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9-02-17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019-02-1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19-02-2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019-02-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19-02-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19-02-2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019-02-24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019-02-2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019-02-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019-02-2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19-03-0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19-03-0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019-03-03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019-03-0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019-03-0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019-03-0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019-03-0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019-03-0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19-03-1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019-03-1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019-03-1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019-03-1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019-03-1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019-03-1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019-03-17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